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4mm"/>
    </style:style>
    <style:style style:name="co2" style:family="table-column">
      <style:table-column-properties fo:break-before="auto" style:column-width="38.28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17.87mm"/>
    </style:style>
    <style:style style:name="co7" style:family="table-column">
      <style:table-column-properties fo:break-before="auto" style:column-width="37.73mm"/>
    </style:style>
    <style:style style:name="co8" style:family="table-column">
      <style:table-column-properties fo:break-before="auto" style:column-width="62.02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73mm"/>
    </style:style>
    <style:style style:name="co13" style:family="table-column">
      <style:table-column-properties fo:break-before="auto" style:column-width="28.49mm"/>
    </style:style>
    <style:style style:name="co14" style:family="table-column">
      <style:table-column-properties fo:break-before="auto" style:column-width="31.01mm"/>
    </style:style>
    <style:style style:name="co15" style:family="table-column">
      <style:table-column-properties fo:break-before="auto" style:column-width="32.4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17.3mm"/>
    </style:style>
    <style:style style:name="co18" style:family="table-column">
      <style:table-column-properties fo:break-before="auto" style:column-width="29.33mm"/>
    </style:style>
    <style:style style:name="co19" style:family="table-column">
      <style:table-column-properties fo:break-before="auto" style:column-width="17.7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PageStyle_5f_Money_20_Market">
      <style:table-properties table:display="true" style:writing-mode="lr-tb"/>
    </style:style>
    <style:style style:name="ta2" style:family="table" style:master-page-name="PageStyle_5f_Credit_20_Marke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fo:padding="0.71mm"/>
    </style:style>
    <style:style style:name="ce2" style:family="table-cell" style:parent-style-name="Normal_5f_MoneyMarket" style:data-style-name="N126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5f_MoneyMarket" style:data-style-name="N12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5f_MoneyMarket" style:data-style-name="N12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5f_MoneyMarke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27">
      <style:table-cell-properties fo:background-color="#ffffff" fo:padding="0.71mm"/>
    </style:style>
    <style:style style:name="ce12" style:family="table-cell" style:parent-style-name="Default" style:data-style-name="N0">
      <style:table-cell-properties fo:background-color="#ffffff" fo:padding="0.71mm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Normal_5f_MoneyMarket" style:data-style-name="N126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Normal_5f_MoneyMarket">
      <style:table-cell-properties fo:border-bottom="none" fo:background-color="#ffffff" style:diagonal-bl-tr="none" style:diagonal-tl-br="none" fo:border-left="0.06pt solid #000000" fo:padding="0.71mm" fo:border-right="none" style:rotation-align="none" fo:border-top="0.06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Normal_5f_MoneyMarke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Normal_5f_MoneyMarke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fo:padding="0.71mm"/>
      <style:text-properties style:font-name="Arial" style:font-name-asian="Droid Sans Fallback" style:font-name-complex="Arial"/>
    </style:style>
    <style:style style:name="ce19" style:family="table-cell" style:parent-style-name="Normal_5f_MoneyMarket" style:data-style-name="N126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5f_MoneyMarket">
      <style:table-cell-properties fo:border-bottom="none" fo:background-color="#ffffff" style:diagonal-bl-tr="none" style:diagonal-tl-br="none" fo:border-left="none" fo:padding="0.71mm" fo:border-right="none" style:rotation-align="none" fo:border-top="0.06pt solid #000000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Normal_5f_MoneyMarket">
      <style:table-cell-properties fo:background-color="#ffffff" style:diagonal-bl-tr="none" style:diagonal-tl-br="none" fo:border="none" fo:padding="0.71mm" style:rotation-align="none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Normal_5f_MoneyMarket">
      <style:table-cell-properties fo:border-bottom="0.06pt solid #000000" fo:background-color="#ffffff" style:diagonal-bl-tr="none" style:diagonal-tl-br="none" fo:border-left="none" fo:padding="0.71mm" fo:border-right="none" style:rotation-align="none" fo:border-top="none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fo:border-left="none" fo:padding="0.71mm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ff" fo:border-left="none" fo:padding="0.71mm" fo:border-right="none" fo:border-top="none"/>
    </style:style>
    <style:style style:name="ce29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fo:border-left="none" fo:padding="0.71mm" fo:border-right="0.06pt solid #000000" style:rotation-align="none" fo:border-top="0.06pt solid #000000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none" fo:padding="0.71mm" fo:border-right="0.06pt solid #000000" style:rotation-align="none" fo:border-top="none"/>
    </style:style>
    <style:style style:name="ce32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none"/>
    </style:style>
    <style:style style:name="ce33" style:family="table-cell" style:parent-style-name="Normal_5f_MoneyMarket">
      <style:table-cell-properties fo:background-color="#ffffff" fo:padding="0.71mm"/>
    </style:style>
    <style:style style:name="ce34" style:family="table-cell" style:parent-style-name="Default" style:data-style-name="N37">
      <style:table-cell-properties fo:background-color="#ffffff" fo:padding="0.71mm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212121" fo:background-color="#ffffff" style:diagonal-bl-tr="none" style:diagonal-tl-br="none" fo:border-left="0.74pt solid #212121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Normal_5f_CreditMarket">
      <style:table-cell-properties fo:border-bottom="none" style:diagonal-bl-tr="none" style:diagonal-tl-br="none" fo:border-left="0.74pt solid #212121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Normal_5f_CreditMarket">
      <style:table-cell-properties fo:border-bottom="0.74pt solid #212121" style:diagonal-bl-tr="none" style:diagonal-tl-br="none" fo:border-left="0.74pt solid #212121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46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Normal_5f_CreditMarke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Normal_5f_CreditMarke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37">
      <style:table-cell-properties fo:border-bottom="0.06pt solid #000000" fo:background-color="#ffffff" fo:border-left="none" fo:padding="0.71mm" fo:border-right="none" fo:border-top="none"/>
    </style:style>
    <style:style style:name="ce5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212121" fo:background-color="#ffffff" style:diagonal-bl-tr="none" style:diagonal-tl-br="none" fo:border-left="0.74pt solid #212121" fo:padding="0.71mm" fo:border-right="none" style:rotation-align="none" fo:border-top="none"/>
    </style:style>
    <style:style style:name="ce55" style:family="table-cell" style:parent-style-name="Default" style:data-style-name="N127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56" style:family="table-cell" style:parent-style-name="Default" style:data-style-name="N127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57" style:family="table-cell" style:parent-style-name="Default" style:data-style-name="N127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60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65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66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67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Normal_5f_CreditMarket">
      <style:table-cell-properties fo:border-bottom="none" style:diagonal-bl-tr="none" style:diagonal-tl-br="none" fo:border-left="none" fo:padding="0.71mm" fo:border-right="0.74pt solid #212121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Normal_5f_CreditMarket">
      <style:table-cell-properties fo:border-bottom="0.74pt solid #212121" style:diagonal-bl-tr="none" style:diagonal-tl-br="none" fo:border-left="none" fo:padding="0.71mm" fo:border-right="0.74pt solid #212121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74pt solid #212121" fo:padding="0.71mm" style:rotation-align="none"/>
    </style:style>
    <style:style style:name="ce71" style:family="table-cell" style:parent-style-name="Default" style:data-style-name="N4">
      <style:table-cell-properties fo:border-bottom="0.06pt solid #000000" fo:background-color="#ffffff" fo:border-left="none" fo:padding="0.71mm" fo:border-right="0.06pt solid #000000" fo:border-top="none"/>
    </style:style>
    <style:style style:name="ce72" style:family="table-cell" style:parent-style-name="Default">
      <style:table-cell-properties fo:background-color="#ffffff" fo:padding="0.71m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condition="of:cell-content-is-in-list(&quot;Discount&quot;;&quot;ZeroYield&quot;;&quot;ForwardRate&quot;)" table:allow-empty-cell="true" table:display-list="unsorted" table:base-cell-address="'Money Market'.F14">
          <table:error-message table:message-type="stop" table:display="true"/>
        </table:content-validation>
        <table:content-validation table:name="val2" table:condition="of:cell-content-is-in-list(&quot;BackwardFlat&quot;;&quot;ForwardFlat&quot;;&quot;Linear&quot;;&quot;LogLinear&quot;;&quot;Cubic&quot;;&quot;LogCubic&quot;)" table:allow-empty-cell="true" table:display-list="unsorted" table:base-cell-address="'Money Market'.F15">
          <table:error-message table:message-type="stop" table:display="true"/>
        </table:content-validation>
      </table:content-validations>
      <table:table table:name="Money Mark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ODAY</text:p>
          </table:table-cell>
          <table:table-cell table:style-name="ce6" office:value-type="date" office:date-value="2013-03-25" calcext:value-type="date">
            <text:p>25-Mar-13</text:p>
          </table:table-cell>
          <table:table-cell table:style-name="ce13" table:formula="of:=QUANTLIB.CALCADDINS.QLSETTINGSSETEVALUATIONDATE([.C2])" office:value-type="string" office:string-value="OK" calcext:value-type="string">
            <text:p>OK</text:p>
          </table:table-cell>
          <table:table-cell table:style-name="ce14" office:value-type="string" calcext:value-type="string">
            <text:p>EONIA Rates</text:p>
          </table:table-cell>
          <table:table-cell table:style-name="ce19" office:value-type="string" calcext:value-type="string">
            <text:p>RATE</text:p>
          </table:table-cell>
          <table:table-cell table:style-name="ce23" office:value-type="string" calcext:value-type="string">
            <text:p>Tenor</text:p>
          </table:table-cell>
          <table:table-cell table:style-name="ce23" office:value-type="string" calcext:value-type="string">
            <text:p>Quote</text:p>
          </table:table-cell>
          <table:table-cell table:style-name="ce29" office:value-type="string" calcext:value-type="string">
            <text:p>Helper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EONIA Index</text:p>
          </table:table-cell>
          <table:table-cell table:style-name="ce7" table:formula="of:=QUANTLIB.CALCADDINS.QLEONIA([.B3])" office:value-type="string" office:string-value="EONIA Index" calcext:value-type="string">
            <text:p>EONIA Index</text:p>
          </table:table-cell>
          <table:table-cell/>
          <table:table-cell table:style-name="ce15" office:value-type="string" calcext:value-type="string">
            <text:p>EUREON-1W</text:p>
          </table:table-cell>
          <table:table-cell table:style-name="ce20" office:value-type="float" office:value="0.00067" calcext:value-type="float">
            <text:p>0.00067</text:p>
          </table:table-cell>
          <table:table-cell table:style-name="ce24" office:value-type="string" calcext:value-type="string">
            <text:p>1W</text:p>
          </table:table-cell>
          <table:table-cell table:style-name="ce27" table:formula="of:=QUANTLIB.CALCADDINS.QLSIMPLEQUOTE([.E3]&amp;&quot;quote&quot;;[.F3])" office:value-type="string" office:string-value="EUREON-1Wquote" calcext:value-type="string">
            <text:p>EUREON-1Wquote</text:p>
          </table:table-cell>
          <table:table-cell table:style-name="ce30" table:formula="of:=QUANTLIB.CALCADDINS.QLOISRATEHELPER([.E3];2;[.G3];[.H3];[.$C$3])" office:value-type="string" office:string-value="EUREON-1W" calcext:value-type="string">
            <text:p>EUREON-1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Calendar</text:p>
          </table:table-cell>
          <table:table-cell table:style-name="ce8" office:value-type="string" calcext:value-type="string">
            <text:p>TARGET</text:p>
          </table:table-cell>
          <table:table-cell/>
          <table:table-cell table:style-name="ce16" office:value-type="string" calcext:value-type="string">
            <text:p>EUREON-2W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2W</text:p>
          </table:table-cell>
          <table:table-cell table:formula="of:=QUANTLIB.CALCADDINS.QLSIMPLEQUOTE([.E4]&amp;&quot;quote&quot;;[.F4])" office:value-type="string" office:string-value="EUREON-2Wquote" calcext:value-type="string">
            <text:p>EUREON-2Wquote</text:p>
          </table:table-cell>
          <table:table-cell table:style-name="ce31" table:formula="of:=QUANTLIB.CALCADDINS.QLOISRATEHELPER([.E4];2;[.G4];[.H4];[.$C$3])" office:value-type="string" office:string-value="EUREON-2W" calcext:value-type="string">
            <text:p>EUREON-2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Convention</text:p>
          </table:table-cell>
          <table:table-cell table:style-name="ce8" office:value-type="string" calcext:value-type="string">
            <text:p>Modified Following</text:p>
          </table:table-cell>
          <table:table-cell/>
          <table:table-cell table:style-name="ce16" office:value-type="string" calcext:value-type="string">
            <text:p>EUREON-3W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3W</text:p>
          </table:table-cell>
          <table:table-cell table:formula="of:=QUANTLIB.CALCADDINS.QLSIMPLEQUOTE([.E5]&amp;&quot;quote&quot;;[.F5])" office:value-type="string" office:string-value="EUREON-3Wquote" calcext:value-type="string">
            <text:p>EUREON-3Wquote</text:p>
          </table:table-cell>
          <table:table-cell table:style-name="ce31" table:formula="of:=QUANTLIB.CALCADDINS.QLOISRATEHELPER([.E5];2;[.G5];[.H5];[.$C$3])" office:value-type="string" office:string-value="EUREON-3W" calcext:value-type="string">
            <text:p>EUREON-3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Day Counter</text:p>
          </table:table-cell>
          <table:table-cell table:style-name="ce8" office:value-type="string" calcext:value-type="string">
            <text:p>Actual/365 (Fixed)</text:p>
          </table:table-cell>
          <table:table-cell/>
          <table:table-cell table:style-name="ce16" office:value-type="string" calcext:value-type="string">
            <text:p>EUREON-1M</text:p>
          </table:table-cell>
          <table:table-cell table:style-name="ce21" office:value-type="float" office:value="0.00073" calcext:value-type="float">
            <text:p>0.00073</text:p>
          </table:table-cell>
          <table:table-cell table:style-name="ce25" office:value-type="string" calcext:value-type="string">
            <text:p>1M</text:p>
          </table:table-cell>
          <table:table-cell table:formula="of:=QUANTLIB.CALCADDINS.QLSIMPLEQUOTE([.E6]&amp;&quot;quote&quot;;[.F6])" office:value-type="string" office:string-value="EUREON-1Mquote" calcext:value-type="string">
            <text:p>EUREON-1Mquote</text:p>
          </table:table-cell>
          <table:table-cell table:style-name="ce31" table:formula="of:=QUANTLIB.CALCADDINS.QLOISRATEHELPER([.E6];2;[.G6];[.H6];[.$C$3])" office:value-type="string" office:string-value="EUREON-1M" calcext:value-type="string">
            <text:p>EUREON-1M</text:p>
          </table:table-cell>
          <table:table-cell/>
          <table:table-cell table:style-name="Default"/>
          <table:table-cell table:number-columns-repeated="4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raits ID</text:p>
          </table:table-cell>
          <table:table-cell table:style-name="ce9" table:content-validation-name="val1" office:value-type="string" calcext:value-type="string">
            <text:p>ZeroYield</text:p>
          </table:table-cell>
          <table:table-cell table:style-name="Default"/>
          <table:table-cell table:style-name="ce16" office:value-type="string" calcext:value-type="string">
            <text:p>EUREON-2M</text:p>
          </table:table-cell>
          <table:table-cell table:style-name="ce21" office:value-type="float" office:value="0.0007" calcext:value-type="float">
            <text:p>0.0007</text:p>
          </table:table-cell>
          <table:table-cell table:style-name="ce25" office:value-type="string" calcext:value-type="string">
            <text:p>2M</text:p>
          </table:table-cell>
          <table:table-cell table:formula="of:=QUANTLIB.CALCADDINS.QLSIMPLEQUOTE([.E7]&amp;&quot;quote&quot;;[.F7])" office:value-type="string" office:string-value="EUREON-2Mquote" calcext:value-type="string">
            <text:p>EUREON-2Mquote</text:p>
          </table:table-cell>
          <table:table-cell table:style-name="ce31" table:formula="of:=QUANTLIB.CALCADDINS.QLOISRATEHELPER([.E7];2;[.G7];[.H7];[.$C$3])" office:value-type="string" office:string-value="EUREON-2M" calcext:value-type="string">
            <text:p>EUREON-2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Interpolator ID</text:p>
          </table:table-cell>
          <table:table-cell table:style-name="ce9" table:content-validation-name="val2" office:value-type="string" calcext:value-type="string">
            <text:p>Linear</text:p>
          </table:table-cell>
          <table:table-cell/>
          <table:table-cell table:style-name="ce16" office:value-type="string" calcext:value-type="string">
            <text:p>EUREON-3M</text:p>
          </table:table-cell>
          <table:table-cell table:style-name="ce21" office:value-type="float" office:value="0.00067" calcext:value-type="float">
            <text:p>0.00067</text:p>
          </table:table-cell>
          <table:table-cell table:style-name="ce25" office:value-type="string" calcext:value-type="string">
            <text:p>3M</text:p>
          </table:table-cell>
          <table:table-cell table:formula="of:=QUANTLIB.CALCADDINS.QLSIMPLEQUOTE([.E8]&amp;&quot;quote&quot;;[.F8])" office:value-type="string" office:string-value="EUREON-3Mquote" calcext:value-type="string">
            <text:p>EUREON-3Mquote</text:p>
          </table:table-cell>
          <table:table-cell table:style-name="ce31" table:formula="of:=QUANTLIB.CALCADDINS.QLOISRATEHELPER([.E8];2;[.G8];[.H8];[.$C$3])" office:value-type="string" office:string-value="EUREON-3M" calcext:value-type="string">
            <text:p>EUREON-3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EONIA Yield Curve</text:p>
          </table:table-cell>
          <table:table-cell table:style-name="ce8" table:formula="of:=QUANTLIB.CALCADDINS.QLPIECEWISEYIELDCURVE([.B9];[.C7];[.C8];[.C2];[.I3:.I35];[.C6]; )" office:value-type="string" office:string-value="EONIA Yield Curve" calcext:value-type="string">
            <text:p>EONIA Yield Curve</text:p>
          </table:table-cell>
          <table:table-cell/>
          <table:table-cell table:style-name="ce16" office:value-type="string" calcext:value-type="string">
            <text:p>EUREON-4M</text:p>
          </table:table-cell>
          <table:table-cell table:style-name="ce21" office:value-type="float" office:value="0.00066" calcext:value-type="float">
            <text:p>0.00066</text:p>
          </table:table-cell>
          <table:table-cell table:style-name="ce25" office:value-type="string" calcext:value-type="string">
            <text:p>4M</text:p>
          </table:table-cell>
          <table:table-cell table:formula="of:=QUANTLIB.CALCADDINS.QLSIMPLEQUOTE([.E9]&amp;&quot;quote&quot;;[.F9])" office:value-type="string" office:string-value="EUREON-4Mquote" calcext:value-type="string">
            <text:p>EUREON-4Mquote</text:p>
          </table:table-cell>
          <table:table-cell table:style-name="ce31" table:formula="of:=QUANTLIB.CALCADDINS.QLOISRATEHELPER([.E9];2;[.G9];[.H9];[.$C$3])" office:value-type="string" office:string-value="EUREON-4M" calcext:value-type="string">
            <text:p>EUREON-4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Enable Extrapolation</text:p>
          </table:table-cell>
          <table:table-cell table:style-name="ce10" table:formula="of:=qlextrapolatorenableextrapolation([.C9];TRUE();[.C9])" office:value-type="string" office:string-value="" calcext:value-type="error">
            <text:p>#NAME?</text:p>
          </table:table-cell>
          <table:table-cell/>
          <table:table-cell table:style-name="ce16" office:value-type="string" calcext:value-type="string">
            <text:p>EUREON-5M</text:p>
          </table:table-cell>
          <table:table-cell table:style-name="ce21" office:value-type="float" office:value="0.00065" calcext:value-type="float">
            <text:p>0.00065</text:p>
          </table:table-cell>
          <table:table-cell table:style-name="ce25" office:value-type="string" calcext:value-type="string">
            <text:p>5M</text:p>
          </table:table-cell>
          <table:table-cell table:formula="of:=QUANTLIB.CALCADDINS.QLSIMPLEQUOTE([.E10]&amp;&quot;quote&quot;;[.F10])" office:value-type="string" office:string-value="EUREON-5Mquote" calcext:value-type="string">
            <text:p>EUREON-5Mquote</text:p>
          </table:table-cell>
          <table:table-cell table:style-name="ce31" table:formula="of:=QUANTLIB.CALCADDINS.QLOISRATEHELPER([.E10];2;[.G10];[.H10];[.$C$3])" office:value-type="string" office:string-value="EUREON-5M" calcext:value-type="string">
            <text:p>EUREON-5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6M</text:p>
          </table:table-cell>
          <table:table-cell table:style-name="ce21" office:value-type="float" office:value="0.00066" calcext:value-type="float">
            <text:p>0.00066</text:p>
          </table:table-cell>
          <table:table-cell table:style-name="ce25" office:value-type="string" calcext:value-type="string">
            <text:p>6M</text:p>
          </table:table-cell>
          <table:table-cell table:formula="of:=QUANTLIB.CALCADDINS.QLSIMPLEQUOTE([.E11]&amp;&quot;quote&quot;;[.F11])" office:value-type="string" office:string-value="EUREON-6Mquote" calcext:value-type="string">
            <text:p>EUREON-6Mquote</text:p>
          </table:table-cell>
          <table:table-cell table:style-name="ce31" table:formula="of:=QUANTLIB.CALCADDINS.QLOISRATEHELPER([.E11];2;[.G11];[.H11];[.$C$3])" office:value-type="string" office:string-value="EUREON-6M" calcext:value-type="string">
            <text:p>EUREON-6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7M</text:p>
          </table:table-cell>
          <table:table-cell table:style-name="ce21" office:value-type="float" office:value="0.00067" calcext:value-type="float">
            <text:p>0.00067</text:p>
          </table:table-cell>
          <table:table-cell table:style-name="ce25" office:value-type="string" calcext:value-type="string">
            <text:p>7M</text:p>
          </table:table-cell>
          <table:table-cell table:formula="of:=QUANTLIB.CALCADDINS.QLSIMPLEQUOTE([.E12]&amp;&quot;quote&quot;;[.F12])" office:value-type="string" office:string-value="EUREON-7Mquote" calcext:value-type="string">
            <text:p>EUREON-7Mquote</text:p>
          </table:table-cell>
          <table:table-cell table:style-name="ce31" table:formula="of:=QUANTLIB.CALCADDINS.QLOISRATEHELPER([.E12];2;[.G12];[.H12];[.$C$3])" office:value-type="string" office:string-value="EUREON-7M" calcext:value-type="string">
            <text:p>EUREON-7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8M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8M</text:p>
          </table:table-cell>
          <table:table-cell table:formula="of:=QUANTLIB.CALCADDINS.QLSIMPLEQUOTE([.E13]&amp;&quot;quote&quot;;[.F13])" office:value-type="string" office:string-value="EUREON-8Mquote" calcext:value-type="string">
            <text:p>EUREON-8Mquote</text:p>
          </table:table-cell>
          <table:table-cell table:style-name="ce31" table:formula="of:=QUANTLIB.CALCADDINS.QLOISRATEHELPER([.E13];2;[.G13];[.H13];[.$C$3])" office:value-type="string" office:string-value="EUREON-8M" calcext:value-type="string">
            <text:p>EUREON-8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9M</text:p>
          </table:table-cell>
          <table:table-cell table:style-name="ce21" office:value-type="float" office:value="0.00069" calcext:value-type="float">
            <text:p>0.00069</text:p>
          </table:table-cell>
          <table:table-cell table:style-name="ce25" office:value-type="string" calcext:value-type="string">
            <text:p>9M</text:p>
          </table:table-cell>
          <table:table-cell table:formula="of:=QUANTLIB.CALCADDINS.QLSIMPLEQUOTE([.E14]&amp;&quot;quote&quot;;[.F14])" office:value-type="string" office:string-value="EUREON-9Mquote" calcext:value-type="string">
            <text:p>EUREON-9Mquote</text:p>
          </table:table-cell>
          <table:table-cell table:style-name="ce31" table:formula="of:=QUANTLIB.CALCADDINS.QLOISRATEHELPER([.E14];2;[.G14];[.H14];[.$C$3])" office:value-type="string" office:string-value="EUREON-9M" calcext:value-type="string">
            <text:p>EUREON-9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0M</text:p>
          </table:table-cell>
          <table:table-cell table:style-name="ce21" office:value-type="float" office:value="0.00072" calcext:value-type="float">
            <text:p>0.00072</text:p>
          </table:table-cell>
          <table:table-cell table:style-name="ce25" office:value-type="string" calcext:value-type="string">
            <text:p>10M</text:p>
          </table:table-cell>
          <table:table-cell table:formula="of:=QUANTLIB.CALCADDINS.QLSIMPLEQUOTE([.E15]&amp;&quot;quote&quot;;[.F15])" office:value-type="string" office:string-value="EUREON-10Mquote" calcext:value-type="string">
            <text:p>EUREON-10Mquote</text:p>
          </table:table-cell>
          <table:table-cell table:style-name="ce31" table:formula="of:=QUANTLIB.CALCADDINS.QLOISRATEHELPER([.E15];2;[.G15];[.H15];[.$C$3])" office:value-type="string" office:string-value="EUREON-10M" calcext:value-type="string">
            <text:p>EUREON-10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1M</text:p>
          </table:table-cell>
          <table:table-cell table:style-name="ce21" office:value-type="float" office:value="0.00074" calcext:value-type="float">
            <text:p>0.00074</text:p>
          </table:table-cell>
          <table:table-cell table:style-name="ce25" office:value-type="string" calcext:value-type="string">
            <text:p>11M</text:p>
          </table:table-cell>
          <table:table-cell table:formula="of:=QUANTLIB.CALCADDINS.QLSIMPLEQUOTE([.E16]&amp;&quot;quote&quot;;[.F16])" office:value-type="string" office:string-value="EUREON-11Mquote" calcext:value-type="string">
            <text:p>EUREON-11Mquote</text:p>
          </table:table-cell>
          <table:table-cell table:style-name="ce31" table:formula="of:=QUANTLIB.CALCADDINS.QLOISRATEHELPER([.E16];2;[.G16];[.H16];[.$C$3])" office:value-type="string" office:string-value="EUREON-11M" calcext:value-type="string">
            <text:p>EUREON-11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Y</text:p>
          </table:table-cell>
          <table:table-cell table:style-name="ce21" office:value-type="float" office:value="0.00078" calcext:value-type="float">
            <text:p>0.00078</text:p>
          </table:table-cell>
          <table:table-cell table:style-name="ce25" office:value-type="string" calcext:value-type="string">
            <text:p>1Y</text:p>
          </table:table-cell>
          <table:table-cell table:formula="of:=QUANTLIB.CALCADDINS.QLSIMPLEQUOTE([.E17]&amp;&quot;quote&quot;;[.F17])" office:value-type="string" office:string-value="EUREON-1Yquote" calcext:value-type="string">
            <text:p>EUREON-1Yquote</text:p>
          </table:table-cell>
          <table:table-cell table:style-name="ce31" table:formula="of:=QUANTLIB.CALCADDINS.QLOISRATEHELPER([.E17];2;[.G17];[.H17];[.$C$3])" office:value-type="string" office:string-value="EUREON-1Y" calcext:value-type="string">
            <text:p>EUREON-1Y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/>
          <table:table-cell table:style-name="ce16" office:value-type="string" calcext:value-type="string">
            <text:p>EUREON-15M</text:p>
          </table:table-cell>
          <table:table-cell table:style-name="ce21" office:value-type="float" office:value="0.00088" calcext:value-type="float">
            <text:p>0.00088</text:p>
          </table:table-cell>
          <table:table-cell table:style-name="ce25" office:value-type="string" calcext:value-type="string">
            <text:p>15M</text:p>
          </table:table-cell>
          <table:table-cell table:formula="of:=QUANTLIB.CALCADDINS.QLSIMPLEQUOTE([.E18]&amp;&quot;quote&quot;;[.F18])" office:value-type="string" office:string-value="EUREON-15Mquote" calcext:value-type="string">
            <text:p>EUREON-15Mquote</text:p>
          </table:table-cell>
          <table:table-cell table:style-name="ce31" table:formula="of:=QUANTLIB.CALCADDINS.QLOISRATEHELPER([.E18];2;[.G18];[.H18];[.$C$3])" office:value-type="string" office:string-value="EUREON-15M" calcext:value-type="string">
            <text:p>EUREON-15M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2"/>
          <table:table-cell/>
          <table:table-cell table:style-name="ce16" office:value-type="string" calcext:value-type="string">
            <text:p>EUREON-18M</text:p>
          </table:table-cell>
          <table:table-cell table:style-name="ce21" office:value-type="float" office:value="0.00104" calcext:value-type="float">
            <text:p>0.00104</text:p>
          </table:table-cell>
          <table:table-cell table:style-name="ce25" office:value-type="string" calcext:value-type="string">
            <text:p>18M</text:p>
          </table:table-cell>
          <table:table-cell table:formula="of:=QUANTLIB.CALCADDINS.QLSIMPLEQUOTE([.E19]&amp;&quot;quote&quot;;[.F19])" office:value-type="string" office:string-value="EUREON-18Mquote" calcext:value-type="string">
            <text:p>EUREON-18Mquote</text:p>
          </table:table-cell>
          <table:table-cell table:style-name="ce31" table:formula="of:=QUANTLIB.CALCADDINS.QLOISRATEHELPER([.E19];2;[.G19];[.H19];[.$C$3])" office:value-type="string" office:string-value="EUREON-18M" calcext:value-type="string">
            <text:p>EUREON-18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1M</text:p>
          </table:table-cell>
          <table:table-cell table:style-name="ce21" office:value-type="float" office:value="0.00123" calcext:value-type="float">
            <text:p>0.00123</text:p>
          </table:table-cell>
          <table:table-cell table:style-name="ce25" office:value-type="string" calcext:value-type="string">
            <text:p>21M</text:p>
          </table:table-cell>
          <table:table-cell table:formula="of:=QUANTLIB.CALCADDINS.QLSIMPLEQUOTE([.E20]&amp;&quot;quote&quot;;[.F20])" office:value-type="string" office:string-value="EUREON-21Mquote" calcext:value-type="string">
            <text:p>EUREON-21Mquote</text:p>
          </table:table-cell>
          <table:table-cell table:style-name="ce31" table:formula="of:=QUANTLIB.CALCADDINS.QLOISRATEHELPER([.E20];2;[.G20];[.H20];[.$C$3])" office:value-type="string" office:string-value="EUREON-21M" calcext:value-type="string">
            <text:p>EUREON-21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Y</text:p>
          </table:table-cell>
          <table:table-cell table:style-name="ce21" office:value-type="float" office:value="0.00145" calcext:value-type="float">
            <text:p>0.00145</text:p>
          </table:table-cell>
          <table:table-cell table:style-name="ce25" office:value-type="string" calcext:value-type="string">
            <text:p>2Y</text:p>
          </table:table-cell>
          <table:table-cell table:formula="of:=QUANTLIB.CALCADDINS.QLSIMPLEQUOTE([.E21]&amp;&quot;quote&quot;;[.F21])" office:value-type="string" office:string-value="EUREON-2Yquote" calcext:value-type="string">
            <text:p>EUREON-2Yquote</text:p>
          </table:table-cell>
          <table:table-cell table:style-name="ce31" table:formula="of:=QUANTLIB.CALCADDINS.QLOISRATEHELPER([.E21];2;[.G21];[.H21];[.$C$3])" office:value-type="string" office:string-value="EUREON-2Y" calcext:value-type="string">
            <text:p>EUREON-2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3Y</text:p>
          </table:table-cell>
          <table:table-cell table:style-name="ce21" office:value-type="float" office:value="0.00258" calcext:value-type="float">
            <text:p>0.00258</text:p>
          </table:table-cell>
          <table:table-cell table:style-name="ce25" office:value-type="string" calcext:value-type="string">
            <text:p>3Y</text:p>
          </table:table-cell>
          <table:table-cell table:formula="of:=QUANTLIB.CALCADDINS.QLSIMPLEQUOTE([.E22]&amp;&quot;quote&quot;;[.F22])" office:value-type="string" office:string-value="EUREON-3Yquote" calcext:value-type="string">
            <text:p>EUREON-3Yquote</text:p>
          </table:table-cell>
          <table:table-cell table:style-name="ce31" table:formula="of:=QUANTLIB.CALCADDINS.QLOISRATEHELPER([.E22];2;[.G22];[.H22];[.$C$3])" office:value-type="string" office:string-value="EUREON-3Y" calcext:value-type="string">
            <text:p>EUREON-3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4Y</text:p>
          </table:table-cell>
          <table:table-cell table:style-name="ce21" office:value-type="float" office:value="0.00407" calcext:value-type="float">
            <text:p>0.00407</text:p>
          </table:table-cell>
          <table:table-cell table:style-name="ce25" office:value-type="string" calcext:value-type="string">
            <text:p>4Y</text:p>
          </table:table-cell>
          <table:table-cell table:formula="of:=QUANTLIB.CALCADDINS.QLSIMPLEQUOTE([.E23]&amp;&quot;quote&quot;;[.F23])" office:value-type="string" office:string-value="EUREON-4Yquote" calcext:value-type="string">
            <text:p>EUREON-4Yquote</text:p>
          </table:table-cell>
          <table:table-cell table:style-name="ce31" table:formula="of:=QUANTLIB.CALCADDINS.QLOISRATEHELPER([.E23];2;[.G23];[.H23];[.$C$3])" office:value-type="string" office:string-value="EUREON-4Y" calcext:value-type="string">
            <text:p>EUREON-4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5Y</text:p>
          </table:table-cell>
          <table:table-cell table:style-name="ce21" office:value-type="float" office:value="0.00583" calcext:value-type="float">
            <text:p>0.00583</text:p>
          </table:table-cell>
          <table:table-cell table:style-name="ce25" office:value-type="string" calcext:value-type="string">
            <text:p>5Y</text:p>
          </table:table-cell>
          <table:table-cell table:formula="of:=QUANTLIB.CALCADDINS.QLSIMPLEQUOTE([.E24]&amp;&quot;quote&quot;;[.F24])" office:value-type="string" office:string-value="EUREON-5Yquote" calcext:value-type="string">
            <text:p>EUREON-5Yquote</text:p>
          </table:table-cell>
          <table:table-cell table:style-name="ce31" table:formula="of:=QUANTLIB.CALCADDINS.QLOISRATEHELPER([.E24];2;[.G24];[.H24];[.$C$3])" office:value-type="string" office:string-value="EUREON-5Y" calcext:value-type="string">
            <text:p>EUREON-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6Y</text:p>
          </table:table-cell>
          <table:table-cell table:style-name="ce21" office:value-type="float" office:value="0.00772" calcext:value-type="float">
            <text:p>0.00772</text:p>
          </table:table-cell>
          <table:table-cell table:style-name="ce25" office:value-type="string" calcext:value-type="string">
            <text:p>6Y</text:p>
          </table:table-cell>
          <table:table-cell table:formula="of:=QUANTLIB.CALCADDINS.QLSIMPLEQUOTE([.E25]&amp;&quot;quote&quot;;[.F25])" office:value-type="string" office:string-value="EUREON-6Yquote" calcext:value-type="string">
            <text:p>EUREON-6Yquote</text:p>
          </table:table-cell>
          <table:table-cell table:style-name="ce31" table:formula="of:=QUANTLIB.CALCADDINS.QLOISRATEHELPER([.E25];2;[.G25];[.H25];[.$C$3])" office:value-type="string" office:string-value="EUREON-6Y" calcext:value-type="string">
            <text:p>EUREON-6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7Y</text:p>
          </table:table-cell>
          <table:table-cell table:style-name="ce21" office:value-type="float" office:value="0.00951" calcext:value-type="float">
            <text:p>0.00951</text:p>
          </table:table-cell>
          <table:table-cell table:style-name="ce25" office:value-type="string" calcext:value-type="string">
            <text:p>7Y</text:p>
          </table:table-cell>
          <table:table-cell table:formula="of:=QUANTLIB.CALCADDINS.QLSIMPLEQUOTE([.E26]&amp;&quot;quote&quot;;[.F26])" office:value-type="string" office:string-value="EUREON-7Yquote" calcext:value-type="string">
            <text:p>EUREON-7Yquote</text:p>
          </table:table-cell>
          <table:table-cell table:style-name="ce31" table:formula="of:=QUANTLIB.CALCADDINS.QLOISRATEHELPER([.E26];2;[.G26];[.H26];[.$C$3])" office:value-type="string" office:string-value="EUREON-7Y" calcext:value-type="string">
            <text:p>EUREON-7Y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4"/>
          <table:table-cell table:style-name="ce16" office:value-type="string" calcext:value-type="string">
            <text:p>EUREON-8Y</text:p>
          </table:table-cell>
          <table:table-cell table:style-name="ce21" office:value-type="float" office:value="0.01118" calcext:value-type="float">
            <text:p>0.01118</text:p>
          </table:table-cell>
          <table:table-cell table:style-name="ce25" office:value-type="string" calcext:value-type="string">
            <text:p>8Y</text:p>
          </table:table-cell>
          <table:table-cell table:formula="of:=QUANTLIB.CALCADDINS.QLSIMPLEQUOTE([.E27]&amp;&quot;quote&quot;;[.F27])" office:value-type="string" office:string-value="EUREON-8Yquote" calcext:value-type="string">
            <text:p>EUREON-8Yquote</text:p>
          </table:table-cell>
          <table:table-cell table:style-name="ce31" table:formula="of:=QUANTLIB.CALCADDINS.QLOISRATEHELPER([.E27];2;[.G27];[.H27];[.$C$3])" office:value-type="string" office:string-value="EUREON-8Y" calcext:value-type="string">
            <text:p>EUREON-8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9Y</text:p>
          </table:table-cell>
          <table:table-cell table:style-name="ce21" office:value-type="float" office:value="0.01269" calcext:value-type="float">
            <text:p>0.01269</text:p>
          </table:table-cell>
          <table:table-cell table:style-name="ce25" office:value-type="string" calcext:value-type="string">
            <text:p>9Y</text:p>
          </table:table-cell>
          <table:table-cell table:formula="of:=QUANTLIB.CALCADDINS.QLSIMPLEQUOTE([.E28]&amp;&quot;quote&quot;;[.F28])" office:value-type="string" office:string-value="EUREON-9Yquote" calcext:value-type="string">
            <text:p>EUREON-9Yquote</text:p>
          </table:table-cell>
          <table:table-cell table:style-name="ce31" table:formula="of:=QUANTLIB.CALCADDINS.QLOISRATEHELPER([.E28];2;[.G28];[.H28];[.$C$3])" office:value-type="string" office:string-value="EUREON-9Y" calcext:value-type="string">
            <text:p>EUREON-9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0Y</text:p>
          </table:table-cell>
          <table:table-cell table:style-name="ce21" office:value-type="float" office:value="0.01405" calcext:value-type="float">
            <text:p>0.01405</text:p>
          </table:table-cell>
          <table:table-cell table:style-name="ce25" office:value-type="string" calcext:value-type="string">
            <text:p>10Y</text:p>
          </table:table-cell>
          <table:table-cell table:formula="of:=QUANTLIB.CALCADDINS.QLSIMPLEQUOTE([.E29]&amp;&quot;quote&quot;;[.F29])" office:value-type="string" office:string-value="EUREON-10Yquote" calcext:value-type="string">
            <text:p>EUREON-10Yquote</text:p>
          </table:table-cell>
          <table:table-cell table:style-name="ce31" table:formula="of:=QUANTLIB.CALCADDINS.QLOISRATEHELPER([.E29];2;[.G29];[.H29];[.$C$3])" office:value-type="string" office:string-value="EUREON-10Y" calcext:value-type="string">
            <text:p>EUREON-10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1Y</text:p>
          </table:table-cell>
          <table:table-cell table:style-name="ce21" office:value-type="float" office:value="0.01527" calcext:value-type="float">
            <text:p>0.01527</text:p>
          </table:table-cell>
          <table:table-cell table:style-name="ce25" office:value-type="string" calcext:value-type="string">
            <text:p>11Y</text:p>
          </table:table-cell>
          <table:table-cell table:formula="of:=QUANTLIB.CALCADDINS.QLSIMPLEQUOTE([.E30]&amp;&quot;quote&quot;;[.F30])" office:value-type="string" office:string-value="EUREON-11Yquote" calcext:value-type="string">
            <text:p>EUREON-11Yquote</text:p>
          </table:table-cell>
          <table:table-cell table:style-name="ce31" table:formula="of:=QUANTLIB.CALCADDINS.QLOISRATEHELPER([.E30];2;[.G30];[.H30];[.$C$3])" office:value-type="string" office:string-value="EUREON-11Y" calcext:value-type="string">
            <text:p>EUREON-11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2Y</text:p>
          </table:table-cell>
          <table:table-cell table:style-name="ce21" office:value-type="float" office:value="0.01636" calcext:value-type="float">
            <text:p>0.01636</text:p>
          </table:table-cell>
          <table:table-cell table:style-name="ce25" office:value-type="string" calcext:value-type="string">
            <text:p>12Y</text:p>
          </table:table-cell>
          <table:table-cell table:formula="of:=QUANTLIB.CALCADDINS.QLSIMPLEQUOTE([.E31]&amp;&quot;quote&quot;;[.F31])" office:value-type="string" office:string-value="EUREON-12Yquote" calcext:value-type="string">
            <text:p>EUREON-12Yquote</text:p>
          </table:table-cell>
          <table:table-cell table:style-name="ce31" table:formula="of:=QUANTLIB.CALCADDINS.QLOISRATEHELPER([.E31];2;[.G31];[.H31];[.$C$3])" office:value-type="string" office:string-value="EUREON-12Y" calcext:value-type="string">
            <text:p>EUREON-12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5Y</text:p>
          </table:table-cell>
          <table:table-cell table:style-name="ce21" office:value-type="float" office:value="0.01881" calcext:value-type="float">
            <text:p>0.01881</text:p>
          </table:table-cell>
          <table:table-cell table:style-name="ce25" office:value-type="string" calcext:value-type="string">
            <text:p>15Y</text:p>
          </table:table-cell>
          <table:table-cell table:formula="of:=QUANTLIB.CALCADDINS.QLSIMPLEQUOTE([.E32]&amp;&quot;quote&quot;;[.F32])" office:value-type="string" office:string-value="EUREON-15Yquote" calcext:value-type="string">
            <text:p>EUREON-15Yquote</text:p>
          </table:table-cell>
          <table:table-cell table:style-name="ce31" table:formula="of:=QUANTLIB.CALCADDINS.QLOISRATEHELPER([.E32];2;[.G32];[.H32];[.$C$3])" office:value-type="string" office:string-value="EUREON-15Y" calcext:value-type="string">
            <text:p>EUREON-1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0Y</text:p>
          </table:table-cell>
          <table:table-cell table:style-name="ce21" office:value-type="float" office:value="0.02059" calcext:value-type="float">
            <text:p>0.02059</text:p>
          </table:table-cell>
          <table:table-cell table:style-name="ce25" office:value-type="string" calcext:value-type="string">
            <text:p>20Y</text:p>
          </table:table-cell>
          <table:table-cell table:formula="of:=QUANTLIB.CALCADDINS.QLSIMPLEQUOTE([.E33]&amp;&quot;quote&quot;;[.F33])" office:value-type="string" office:string-value="EUREON-20Yquote" calcext:value-type="string">
            <text:p>EUREON-20Yquote</text:p>
          </table:table-cell>
          <table:table-cell table:style-name="ce31" table:formula="of:=QUANTLIB.CALCADDINS.QLOISRATEHELPER([.E33];2;[.G33];[.H33];[.$C$3])" office:value-type="string" office:string-value="EUREON-20Y" calcext:value-type="string">
            <text:p>EUREON-20Y</text:p>
          </table:table-cell>
          <table:table-cell/>
          <table:table-cell table:style-name="ce33" table:number-columns-repeated="2"/>
          <table:table-cell/>
          <table:table-cell table:style-name="ce33" table:number-columns-repeated="25"/>
          <table:table-cell table:number-columns-repeated="986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5Y</text:p>
          </table:table-cell>
          <table:table-cell table:style-name="ce21" office:value-type="float" office:value="0.02124" calcext:value-type="float">
            <text:p>0.02124</text:p>
          </table:table-cell>
          <table:table-cell table:style-name="ce25" office:value-type="string" calcext:value-type="string">
            <text:p>25Y</text:p>
          </table:table-cell>
          <table:table-cell table:formula="of:=QUANTLIB.CALCADDINS.QLSIMPLEQUOTE([.E34]&amp;&quot;quote&quot;;[.F34])" office:value-type="string" office:string-value="EUREON-25Yquote" calcext:value-type="string">
            <text:p>EUREON-25Yquote</text:p>
          </table:table-cell>
          <table:table-cell table:style-name="ce31" table:formula="of:=QUANTLIB.CALCADDINS.QLOISRATEHELPER([.E34];2;[.G34];[.H34];[.$C$3])" office:value-type="string" office:string-value="EUREON-25Y" calcext:value-type="string">
            <text:p>EUREON-2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7" office:value-type="string" calcext:value-type="string">
            <text:p>EUREON-30Y</text:p>
          </table:table-cell>
          <table:table-cell table:style-name="ce22" office:value-type="float" office:value="0.02154" calcext:value-type="float">
            <text:p>0.02154</text:p>
          </table:table-cell>
          <table:table-cell table:style-name="ce26" office:value-type="string" calcext:value-type="string">
            <text:p>30Y</text:p>
          </table:table-cell>
          <table:table-cell table:style-name="ce28" table:formula="of:=QUANTLIB.CALCADDINS.QLSIMPLEQUOTE([.E35]&amp;&quot;quote&quot;;[.F35])" office:value-type="string" office:string-value="EUREON-30Yquote" calcext:value-type="string">
            <text:p>EUREON-30Yquote</text:p>
          </table:table-cell>
          <table:table-cell table:style-name="ce32" table:formula="of:=QUANTLIB.CALCADDINS.QLOISRATEHELPER([.E35];2;[.G35];[.H35];[.$C$3])" office:value-type="string" office:string-value="EUREON-30Y" calcext:value-type="string">
            <text:p>EUREON-30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dit Market" table:style-name="ta2">
        <office:forms form:automatic-focus="false" form:apply-design-mode="false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6" table:default-cell-style-name="ce35"/>
        <table:table-column table:style-name="co14" table:default-cell-style-name="ce35"/>
        <table:table-column table:style-name="co15" table:default-cell-style-name="ce35"/>
        <table:table-column table:style-name="co13" table:default-cell-style-name="ce35"/>
        <table:table-column table:style-name="co16" table:default-cell-style-name="ce35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3" table:number-columns-repeated="6" table:default-cell-style-name="ce1"/>
        <table:table-column table:style-name="co6" table:number-columns-repeated="50" table:default-cell-style-name="ce1"/>
        <table:table-column table:style-name="co19" table:number-columns-repeated="184" table:default-cell-style-name="ce35"/>
        <table:table-column table:style-name="co19" table:number-columns-repeated="767" table:default-cell-style-name="Default"/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36"/>
          <table:table-cell table:style-name="ce39" office:value-type="string" calcext:value-type="string" table:number-columns-spanned="11" table:number-rows-spanned="1">
            <text:p>Running only equivalent CDS Market Quotes</text:p>
          </table:table-cell>
          <table:covered-table-cell table:number-columns-repeated="10" table:style-name="ce39"/>
          <table:table-cell table:style-name="ce36"/>
          <table:table-cell table:number-columns-repeated="1010"/>
        </table:table-row>
        <table:table-row table:style-name="ro3">
          <table:table-cell table:style-name="ce1"/>
          <table:table-cell table:style-name="ce36"/>
          <table:table-cell table:style-name="ce40" office:value-type="string" calcext:value-type="string">
            <text:p>6M</text:p>
          </table:table-cell>
          <table:table-cell table:style-name="ce46" office:value-type="string" calcext:value-type="string">
            <text:p>9M</text:p>
          </table:table-cell>
          <table:table-cell table:style-name="ce46" office:value-type="string" calcext:value-type="string">
            <text:p>1Y</text:p>
          </table:table-cell>
          <table:table-cell table:style-name="ce46" office:value-type="string" calcext:value-type="string">
            <text:p>2Y</text:p>
          </table:table-cell>
          <table:table-cell table:style-name="ce46" office:value-type="string" calcext:value-type="string">
            <text:p>3Y</text:p>
          </table:table-cell>
          <table:table-cell table:style-name="ce46" office:value-type="string" calcext:value-type="string">
            <text:p>4Y</text:p>
          </table:table-cell>
          <table:table-cell table:style-name="ce46" office:value-type="string" calcext:value-type="string">
            <text:p>5Y</text:p>
          </table:table-cell>
          <table:table-cell table:style-name="ce46" office:value-type="string" calcext:value-type="string">
            <text:p>7Y</text:p>
          </table:table-cell>
          <table:table-cell table:style-name="ce46" office:value-type="string" calcext:value-type="string">
            <text:p>10Y</text:p>
          </table:table-cell>
          <table:table-cell table:style-name="ce61"/>
          <table:table-cell table:style-name="ce67" office:value-type="string" calcext:value-type="string">
            <text:p>RR</text:p>
          </table:table-cell>
          <table:table-cell table:style-name="ce1"/>
          <table:table-cell table:number-columns-repeated="1010"/>
        </table:table-row>
        <table:table-row table:style-name="ro5">
          <table:table-cell table:style-name="ce1"/>
          <table:table-cell table:style-name="ce37" office:value-type="string" calcext:value-type="string">
            <text:p>UNICREDITO SUBORDINATED</text:p>
          </table:table-cell>
          <table:table-cell table:style-name="ce41" office:value-type="float" office:value="325.315800300337" calcext:value-type="float">
            <text:p>325.315800300337</text:p>
          </table:table-cell>
          <table:table-cell table:style-name="ce47" office:value-type="float" office:value="343.185283404979" calcext:value-type="float">
            <text:p>343.185283404979</text:p>
          </table:table-cell>
          <table:table-cell table:style-name="ce47" office:value-type="float" office:value="361.054766509621" calcext:value-type="float">
            <text:p>361.054766509621</text:p>
          </table:table-cell>
          <table:table-cell table:style-name="ce47" office:value-type="float" office:value="427.680043280007" calcext:value-type="float">
            <text:p>427.680043280007</text:p>
          </table:table-cell>
          <table:table-cell table:style-name="ce47" office:value-type="float" office:value="488.208238132884" calcext:value-type="float">
            <text:p>488.208238132884</text:p>
          </table:table-cell>
          <table:table-cell table:style-name="ce47" office:value-type="float" office:value="533.711275913705" calcext:value-type="float">
            <text:p>533.711275913705</text:p>
          </table:table-cell>
          <table:table-cell table:style-name="ce47" office:value-type="float" office:value="569.406571729706" calcext:value-type="float">
            <text:p>569.406571729706</text:p>
          </table:table-cell>
          <table:table-cell table:style-name="ce47" office:value-type="float" office:value="584.545205530984" calcext:value-type="float">
            <text:p>584.545205530984</text:p>
          </table:table-cell>
          <table:table-cell table:style-name="ce47" office:value-type="float" office:value="594.93939100226" calcext:value-type="float">
            <text:p>594.93939100226</text:p>
          </table:table-cell>
          <table:table-cell table:style-name="ce62"/>
          <table:table-cell table:style-name="ce68" office:value-type="float" office:value="0.25" calcext:value-type="float">
            <text:p>0.25</text:p>
          </table:table-cell>
          <table:table-cell table:style-name="ce72" office:value-type="float" office:value="0.06" calcext:value-type="float">
            <text:p>0.06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37" office:value-type="string" calcext:value-type="string">
            <text:p>UNICREDITO SENIOR</text:p>
          </table:table-cell>
          <table:table-cell table:style-name="ce42" office:value-type="float" office:value="180.419525785924" calcext:value-type="float">
            <text:p>180.419525785924</text:p>
          </table:table-cell>
          <table:table-cell table:style-name="ce48" office:value-type="float" office:value="195.677767386866" calcext:value-type="float">
            <text:p>195.677767386866</text:p>
          </table:table-cell>
          <table:table-cell table:style-name="ce48" office:value-type="float" office:value="210.936008987807" calcext:value-type="float">
            <text:p>210.936008987807</text:p>
          </table:table-cell>
          <table:table-cell table:style-name="ce48" office:value-type="float" office:value="253.22127458169" calcext:value-type="float">
            <text:p>253.22127458169</text:p>
          </table:table-cell>
          <table:table-cell table:style-name="ce48" office:value-type="float" office:value="296.596503016189" calcext:value-type="float">
            <text:p>296.596503016189</text:p>
          </table:table-cell>
          <table:table-cell table:style-name="ce48" office:value-type="float" office:value="323.369445998023" calcext:value-type="float">
            <text:p>323.369445998023</text:p>
          </table:table-cell>
          <table:table-cell table:style-name="ce48" office:value-type="float" office:value="349.288316619038" calcext:value-type="float">
            <text:p>349.288316619038</text:p>
          </table:table-cell>
          <table:table-cell table:style-name="ce48" office:value-type="float" office:value="364.298960381047" calcext:value-type="float">
            <text:p>364.298960381047</text:p>
          </table:table-cell>
          <table:table-cell table:style-name="ce48" office:value-type="float" office:value="375.852942486831" calcext:value-type="float">
            <text:p>375.852942486831</text:p>
          </table:table-cell>
          <table:table-cell table:style-name="ce63"/>
          <table:table-cell table:style-name="ce69" office:value-type="float" office:value="0.4" calcext:value-type="float">
            <text:p>0.4</text:p>
          </table:table-cell>
          <table:table-cell table:style-name="ce72" office:value-type="float" office:value="0.52" calcext:value-type="float">
            <text:p>0.52</text:p>
          </table:table-cell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3" table:formula="of:=[.C4]" office:value-type="string" office:string-value="6M" calcext:value-type="string">
            <text:p>6M</text:p>
          </table:table-cell>
          <table:table-cell table:style-name="ce49" table:formula="of:=[.D4]" office:value-type="string" office:string-value="9M" calcext:value-type="string">
            <text:p>9M</text:p>
          </table:table-cell>
          <table:table-cell table:style-name="ce49" table:formula="of:=[.E4]" office:value-type="string" office:string-value="1Y" calcext:value-type="string">
            <text:p>1Y</text:p>
          </table:table-cell>
          <table:table-cell table:style-name="ce49" table:formula="of:=[.F4]" office:value-type="string" office:string-value="2Y" calcext:value-type="string">
            <text:p>2Y</text:p>
          </table:table-cell>
          <table:table-cell table:style-name="ce49" table:formula="of:=[.G4]" office:value-type="string" office:string-value="3Y" calcext:value-type="string">
            <text:p>3Y</text:p>
          </table:table-cell>
          <table:table-cell table:style-name="ce49" table:formula="of:=[.H4]" office:value-type="string" office:string-value="4Y" calcext:value-type="string">
            <text:p>4Y</text:p>
          </table:table-cell>
          <table:table-cell table:style-name="ce49" table:formula="of:=[.I4]" office:value-type="string" office:string-value="5Y" calcext:value-type="string">
            <text:p>5Y</text:p>
          </table:table-cell>
          <table:table-cell table:style-name="ce49" table:formula="of:=[.J4]" office:value-type="string" office:string-value="7Y" calcext:value-type="string">
            <text:p>7Y</text:p>
          </table:table-cell>
          <table:table-cell table:style-name="ce58" table:formula="of:=[.K4]" office:value-type="string" office:string-value="10Y" calcext:value-type="string">
            <text:p>10Y</text:p>
          </table:table-cell>
          <table:table-cell table:style-name="ce1"/>
          <table:table-cell table:style-name="ce39" office:value-type="string" calcext:value-type="string">
            <text:p>Default 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SUBORDINATED PROB</text:p>
          </table:table-cell>
          <table:table-cell table:style-name="ce44" table:formula="of:=QUANTLIB.CALCADDINS.QLSPREADCDSHELPER([.$B9]&amp;[.C$8]&amp;&quot;CDSH&quot;;[.C5]/10000;[.C$4];1;&quot;TARGET&quot;;&quot;Quarterly&quot;;&quot;Modified Following&quot;;&quot;OldCDS&quot;;[$'Money Market'.$C$6];[.$M5];[$'Money Market'.$C$9];1;1)" office:value-type="string" office:string-value="SUBORDINATED PROB6MCDSH" calcext:value-type="string">
            <text:p>SUBORDINATED PROB6MCDSH</text:p>
          </table:table-cell>
          <table:table-cell table:style-name="ce44" table:formula="of:=QUANTLIB.CALCADDINS.QLSPREADCDSHELPER([.$B9]&amp;[.D$8]&amp;&quot;CDSH&quot;;[.D5]/10000;[.D$4];1;&quot;TARGET&quot;;&quot;Quarterly&quot;;&quot;Modified Following&quot;;&quot;OldCDS&quot;;[$'Money Market'.$C$6];[.$M5];[$'Money Market'.$C$9];1;1)" office:value-type="string" office:string-value="SUBORDINATED PROB9MCDSH" calcext:value-type="string">
            <text:p>SUBORDINATED PROB9MCDSH</text:p>
          </table:table-cell>
          <table:table-cell table:style-name="ce44" table:formula="of:=QUANTLIB.CALCADDINS.QLSPREADCDSHELPER([.$B9]&amp;[.E$8]&amp;&quot;CDSH&quot;;[.E5]/10000;[.E$4];1;&quot;TARGET&quot;;&quot;Quarterly&quot;;&quot;Modified Following&quot;;&quot;OldCDS&quot;;[$'Money Market'.$C$6];[.$M5];[$'Money Market'.$C$9];1;1)" office:value-type="string" office:string-value="SUBORDINATED PROB1YCDSH" calcext:value-type="string">
            <text:p>SUBORDINATED PROB1YCDSH</text:p>
          </table:table-cell>
          <table:table-cell table:style-name="ce44" table:formula="of:=QUANTLIB.CALCADDINS.QLSPREADCDSHELPER([.$B9]&amp;[.F$8]&amp;&quot;CDSH&quot;;[.F5]/10000;[.F$4];1;&quot;TARGET&quot;;&quot;Quarterly&quot;;&quot;Modified Following&quot;;&quot;OldCDS&quot;;[$'Money Market'.$C$6];[.$M5];[$'Money Market'.$C$9];1;1)" office:value-type="string" office:string-value="SUBORDINATED PROB2YCDSH" calcext:value-type="string">
            <text:p>SUBORDINATED PROB2YCDSH</text:p>
          </table:table-cell>
          <table:table-cell table:style-name="ce44" table:formula="of:=QUANTLIB.CALCADDINS.QLSPREADCDSHELPER([.$B9]&amp;[.G$8]&amp;&quot;CDSH&quot;;[.G5]/10000;[.G$4];1;&quot;TARGET&quot;;&quot;Quarterly&quot;;&quot;Modified Following&quot;;&quot;OldCDS&quot;;[$'Money Market'.$C$6];[.$M5];[$'Money Market'.$C$9];1;1)" office:value-type="string" office:string-value="SUBORDINATED PROB3YCDSH" calcext:value-type="string">
            <text:p>SUBORDINATED PROB3YCDSH</text:p>
          </table:table-cell>
          <table:table-cell table:style-name="ce44" table:formula="of:=QUANTLIB.CALCADDINS.QLSPREADCDSHELPER([.$B9]&amp;[.H$8]&amp;&quot;CDSH&quot;;[.H5]/10000;[.H$4];1;&quot;TARGET&quot;;&quot;Quarterly&quot;;&quot;Modified Following&quot;;&quot;OldCDS&quot;;[$'Money Market'.$C$6];[.$M5];[$'Money Market'.$C$9];1;1)" office:value-type="string" office:string-value="SUBORDINATED PROB4YCDSH" calcext:value-type="string">
            <text:p>SUBORDINATED PROB4YCDSH</text:p>
          </table:table-cell>
          <table:table-cell table:style-name="ce44" table:formula="of:=QUANTLIB.CALCADDINS.QLSPREADCDSHELPER([.$B9]&amp;[.I$8]&amp;&quot;CDSH&quot;;[.I5]/10000;[.I$4];1;&quot;TARGET&quot;;&quot;Quarterly&quot;;&quot;Modified Following&quot;;&quot;OldCDS&quot;;[$'Money Market'.$C$6];[.$M5];[$'Money Market'.$C$9];1;1)" office:value-type="string" office:string-value="SUBORDINATED PROB5YCDSH" calcext:value-type="string">
            <text:p>SUBORDINATED PROB5YCDSH</text:p>
          </table:table-cell>
          <table:table-cell table:style-name="ce44" table:formula="of:=QUANTLIB.CALCADDINS.QLSPREADCDSHELPER([.$B9]&amp;[.J$8]&amp;&quot;CDSH&quot;;[.J5]/10000;[.J$4];1;&quot;TARGET&quot;;&quot;Quarterly&quot;;&quot;Modified Following&quot;;&quot;OldCDS&quot;;[$'Money Market'.$C$6];[.$M5];[$'Money Market'.$C$9];1;1)" office:value-type="string" office:string-value="SUBORDINATED PROB7YCDSH" calcext:value-type="string">
            <text:p>SUBORDINATED PROB7YCDSH</text:p>
          </table:table-cell>
          <table:table-cell table:style-name="ce44" table:formula="of:=QUANTLIB.CALCADDINS.QLSPREADCDSHELPER([.$B9]&amp;[.K$8]&amp;&quot;CDSH&quot;;[.K5]/10000;[.K$4];1;&quot;TARGET&quot;;&quot;Quarterly&quot;;&quot;Modified Following&quot;;&quot;OldCDS&quot;;[$'Money Market'.$C$6];[.$M5];[$'Money Market'.$C$9];1;1)" office:value-type="string" office:string-value="SUBORDINATED PROB10YCDSH" calcext:value-type="string">
            <text:p>SUBORDINATED PROB10YCDSH</text:p>
          </table:table-cell>
          <table:table-cell table:style-name="ce1"/>
          <table:table-cell table:style-name="ce70" table:formula="of:=QUANTLIB.CALCADDINS.QLPIECEWISEDEFAULTCURVE([.B9]&amp;&quot;DTS&quot;;&quot;HazardRate&quot;;&quot;BackwardFlat&quot;;[$'Money Market'.$C$2];[.C9:.K9];[$'Money Market'.$C$6];)" office:value-type="string" office:string-value="SUBORDINATED PROBDTS" calcext:value-type="string">
            <text:p>SUBORDINATED PROBD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SENIOR PROB</text:p>
          </table:table-cell>
          <table:table-cell table:style-name="ce44" table:formula="of:=QUANTLIB.CALCADDINS.QLSPREADCDSHELPER([.$B10]&amp;[.C$8]&amp;&quot;CDSH&quot;;[.C6]/10000;[.C$4];1;&quot;TARGET&quot;;&quot;Quarterly&quot;;&quot;Modified Following&quot;;&quot;OldCDS&quot;;[$'Money Market'.$C$6];[.$M6];[$'Money Market'.$C$9];1;1)" office:value-type="string" office:string-value="SENIOR PROB6MCDSH" calcext:value-type="string">
            <text:p>SENIOR PROB6MCDSH</text:p>
          </table:table-cell>
          <table:table-cell table:style-name="ce44" table:formula="of:=QUANTLIB.CALCADDINS.QLSPREADCDSHELPER([.$B10]&amp;[.D$8]&amp;&quot;CDSH&quot;;[.D6]/10000;[.D$4];1;&quot;TARGET&quot;;&quot;Quarterly&quot;;&quot;Modified Following&quot;;&quot;OldCDS&quot;;[$'Money Market'.$C$6];[.$M6];[$'Money Market'.$C$9];1;1)" office:value-type="string" office:string-value="SENIOR PROB9MCDSH" calcext:value-type="string">
            <text:p>SENIOR PROB9MCDSH</text:p>
          </table:table-cell>
          <table:table-cell table:style-name="ce44" table:formula="of:=QUANTLIB.CALCADDINS.QLSPREADCDSHELPER([.$B10]&amp;[.E$8]&amp;&quot;CDSH&quot;;[.E6]/10000;[.E$4];1;&quot;TARGET&quot;;&quot;Quarterly&quot;;&quot;Modified Following&quot;;&quot;OldCDS&quot;;[$'Money Market'.$C$6];[.$M6];[$'Money Market'.$C$9];1;1)" office:value-type="string" office:string-value="SENIOR PROB1YCDSH" calcext:value-type="string">
            <text:p>SENIOR PROB1YCDSH</text:p>
          </table:table-cell>
          <table:table-cell table:style-name="ce44" table:formula="of:=QUANTLIB.CALCADDINS.QLSPREADCDSHELPER([.$B10]&amp;[.F$8]&amp;&quot;CDSH&quot;;[.F6]/10000;[.F$4];1;&quot;TARGET&quot;;&quot;Quarterly&quot;;&quot;Modified Following&quot;;&quot;OldCDS&quot;;[$'Money Market'.$C$6];[.$M6];[$'Money Market'.$C$9];1;1)" office:value-type="string" office:string-value="SENIOR PROB2YCDSH" calcext:value-type="string">
            <text:p>SENIOR PROB2YCDSH</text:p>
          </table:table-cell>
          <table:table-cell table:style-name="ce44" table:formula="of:=QUANTLIB.CALCADDINS.QLSPREADCDSHELPER([.$B10]&amp;[.G$8]&amp;&quot;CDSH&quot;;[.G6]/10000;[.G$4];1;&quot;TARGET&quot;;&quot;Quarterly&quot;;&quot;Modified Following&quot;;&quot;OldCDS&quot;;[$'Money Market'.$C$6];[.$M6];[$'Money Market'.$C$9];1;1)" office:value-type="string" office:string-value="SENIOR PROB3YCDSH" calcext:value-type="string">
            <text:p>SENIOR PROB3YCDSH</text:p>
          </table:table-cell>
          <table:table-cell table:style-name="ce44" table:formula="of:=QUANTLIB.CALCADDINS.QLSPREADCDSHELPER([.$B10]&amp;[.H$8]&amp;&quot;CDSH&quot;;[.H6]/10000;[.H$4];1;&quot;TARGET&quot;;&quot;Quarterly&quot;;&quot;Modified Following&quot;;&quot;OldCDS&quot;;[$'Money Market'.$C$6];[.$M6];[$'Money Market'.$C$9];1;1)" office:value-type="string" office:string-value="SENIOR PROB4YCDSH" calcext:value-type="string">
            <text:p>SENIOR PROB4YCDSH</text:p>
          </table:table-cell>
          <table:table-cell table:style-name="ce44" table:formula="of:=QUANTLIB.CALCADDINS.QLSPREADCDSHELPER([.$B10]&amp;[.I$8]&amp;&quot;CDSH&quot;;[.I6]/10000;[.I$4];1;&quot;TARGET&quot;;&quot;Quarterly&quot;;&quot;Modified Following&quot;;&quot;OldCDS&quot;;[$'Money Market'.$C$6];[.$M6];[$'Money Market'.$C$9];1;1)" office:value-type="string" office:string-value="SENIOR PROB5YCDSH" calcext:value-type="string">
            <text:p>SENIOR PROB5YCDSH</text:p>
          </table:table-cell>
          <table:table-cell table:style-name="ce44" table:formula="of:=QUANTLIB.CALCADDINS.QLSPREADCDSHELPER([.$B10]&amp;[.J$8]&amp;&quot;CDSH&quot;;[.J6]/10000;[.J$4];1;&quot;TARGET&quot;;&quot;Quarterly&quot;;&quot;Modified Following&quot;;&quot;OldCDS&quot;;[$'Money Market'.$C$6];[.$M6];[$'Money Market'.$C$9];1;1)" office:value-type="string" office:string-value="SENIOR PROB7YCDSH" calcext:value-type="string">
            <text:p>SENIOR PROB7YCDSH</text:p>
          </table:table-cell>
          <table:table-cell table:style-name="ce44" table:formula="of:=QUANTLIB.CALCADDINS.QLSPREADCDSHELPER([.$B10]&amp;[.K$8]&amp;&quot;CDSH&quot;;[.K6]/10000;[.K$4];1;&quot;TARGET&quot;;&quot;Quarterly&quot;;&quot;Modified Following&quot;;&quot;OldCDS&quot;;[$'Money Market'.$C$6];[.$M6];[$'Money Market'.$C$9];1;1)" office:value-type="string" office:string-value="SENIOR PROB10YCDSH" calcext:value-type="string">
            <text:p>SENIOR PROB10YCDSH</text:p>
          </table:table-cell>
          <table:table-cell table:style-name="ce1"/>
          <table:table-cell table:style-name="ce70" table:formula="of:=QUANTLIB.CALCADDINS.QLPIECEWISEDEFAULTCURVE([.B10]&amp;&quot;DTS&quot;;&quot;HazardRate&quot;;&quot;BackwardFlat&quot;;[$'Money Market'.$C$2];[.C10:.K10];[$'Money Market'.$C$6];)" office:value-type="string" office:string-value="SENIOR PROBDTS" calcext:value-type="string">
            <text:p>SENIOR PROBD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">
            <draw:frame table:end-cell-address="'Credit Market'.I35" table:end-x="17.64mm" table:end-y="1.32mm" draw:z-index="0" draw:name="Chart 1" draw:style-name="gr1" draw:text-style-name="P1" svg:width="190.93mm" svg:height="107.71mm" svg:x="1.55mm" svg:y="1.56mm">
              <loext:p draw:notify-on-update-of-ranges="'Credit Market'.J14:'Credit Market'.J34 'Credit Market'.K13:'Credit Market'.K13 'Credit Market'.K14:'Credit Market'.K34 'Credit Market'.J14:'Credit Market'.J34 'Credit Market'.L13:'Credit Market'.L13 'Credit Market'.L14:'Credit Market'.L3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3" office:value-type="string" calcext:value-type="string" table:number-columns-spanned="3" table:number-rows-spanned="1">
            <text:p>RN Default Probabilities</text:p>
          </table:table-cell>
          <table:covered-table-cell table:number-columns-repeated="2" table:style-name="ce53"/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4"/>
          <table:table-cell table:style-name="ce54"/>
          <table:table-cell table:style-name="ce39" office:value-type="string" calcext:value-type="string">
            <text:p>SUBORDINATED</text:p>
          </table:table-cell>
          <table:table-cell table:style-name="ce39" office:value-type="string" calcext:value-type="string">
            <text:p>SENIOR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5" table:formula="of:=Today" office:value-type="date" office:date-value="2013-03-25" calcext:value-type="date">
            <text:p>25-Mar-13</text:p>
          </table:table-cell>
          <table:table-cell table:style-name="ce59" table:formula="of:=QUANTLIB.CALCADDINS.QLDEFAULTTSDEFAULTPROBABILITY([.$M$9];[.J14];)" office:value-type="float" office:value="0" calcext:value-type="float">
            <text:p>0</text:p>
          </table:table-cell>
          <table:table-cell table:style-name="ce64" table:formula="of:=QUANTLIB.CALCADDINS.QLDEFAULTTSDEFAULTPROBABILITY([.$M$10];[.J14];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4];&quot;6M&quot;;&quot;Unadjusted&quot;)" office:value-type="date" office:date-value="2013-09-25" calcext:value-type="date">
            <text:p>25-Sep-13</text:p>
          </table:table-cell>
          <table:table-cell table:style-name="ce60" table:formula="of:=QUANTLIB.CALCADDINS.QLDEFAULTTSDEFAULTPROBABILITY([.$M$9];[.J15];)" office:value-type="float" office:value="0.0216265993115661" calcext:value-type="float">
            <text:p>0.021626599311566</text:p>
          </table:table-cell>
          <table:table-cell table:style-name="ce65" table:formula="of:=QUANTLIB.CALCADDINS.QLDEFAULTTSDEFAULTPROBABILITY([.$M$10];[.J15];)" office:value-type="float" office:value="0.0150428080283587" calcext:value-type="float">
            <text:p>0.01504280802835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5];&quot;6M&quot;;&quot;Unadjusted&quot;)" office:value-type="date" office:date-value="2014-03-25" calcext:value-type="date">
            <text:p>25-Mar-14</text:p>
          </table:table-cell>
          <table:table-cell table:style-name="ce60" table:formula="of:=QUANTLIB.CALCADDINS.QLDEFAULTTSDEFAULTPROBABILITY([.$M$9];[.J16];)" office:value-type="float" office:value="0.0449118049764937" calcext:value-type="float">
            <text:p>0.044911804976494</text:p>
          </table:table-cell>
          <table:table-cell table:style-name="ce65" table:formula="of:=QUANTLIB.CALCADDINS.QLDEFAULTTSDEFAULTPROBABILITY([.$M$10];[.J16];)" office:value-type="float" office:value="0.0322753292955615" calcext:value-type="float">
            <text:p>0.032275329295562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6];&quot;6M&quot;;&quot;Unadjusted&quot;)" office:value-type="date" office:date-value="2014-09-25" calcext:value-type="date">
            <text:p>25-Sep-14</text:p>
          </table:table-cell>
          <table:table-cell table:style-name="ce60" table:formula="of:=QUANTLIB.CALCADDINS.QLDEFAULTTSDEFAULTPROBABILITY([.$M$9];[.J17];)" office:value-type="float" office:value="0.0750167032286216" calcext:value-type="float">
            <text:p>0.075016703228622</text:p>
          </table:table-cell>
          <table:table-cell table:style-name="ce65" table:formula="of:=QUANTLIB.CALCADDINS.QLDEFAULTTSDEFAULTPROBABILITY([.$M$10];[.J17];)" office:value-type="float" office:value="0.0556450547586117" calcext:value-type="float">
            <text:p>0.05564505475861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7];&quot;6M&quot;;&quot;Unadjusted&quot;)" office:value-type="date" office:date-value="2015-03-25" calcext:value-type="date">
            <text:p>25-Mar-15</text:p>
          </table:table-cell>
          <table:table-cell table:style-name="ce60" table:formula="of:=QUANTLIB.CALCADDINS.QLDEFAULTTSDEFAULTPROBABILITY([.$M$9];[.J18];)" office:value-type="float" office:value="0.10601708787116" calcext:value-type="float">
            <text:p>0.10601708787116</text:p>
          </table:table-cell>
          <table:table-cell table:style-name="ce65" table:formula="of:=QUANTLIB.CALCADDINS.QLDEFAULTTSDEFAULTPROBABILITY([.$M$10];[.J18];)" office:value-type="float" office:value="0.0793882634241312" calcext:value-type="float">
            <text:p>0.07938826342413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8];&quot;6M&quot;;&quot;Unadjusted&quot;)" office:value-type="date" office:date-value="2015-09-25" calcext:value-type="date">
            <text:p>25-Sep-15</text:p>
          </table:table-cell>
          <table:table-cell table:style-name="ce60" table:formula="of:=QUANTLIB.CALCADDINS.QLDEFAULTTSDEFAULTPROBABILITY([.$M$9];[.J19];)" office:value-type="float" office:value="0.140204192088214" calcext:value-type="float">
            <text:p>0.140204192088214</text:p>
          </table:table-cell>
          <table:table-cell table:style-name="ce65" table:formula="of:=QUANTLIB.CALCADDINS.QLDEFAULTTSDEFAULTPROBABILITY([.$M$10];[.J19];)" office:value-type="float" office:value="0.106595312776264" calcext:value-type="float">
            <text:p>0.106595312776264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9];&quot;6M&quot;;&quot;Unadjusted&quot;)" office:value-type="date" office:date-value="2016-03-25" calcext:value-type="date">
            <text:p>25-Mar-16</text:p>
          </table:table-cell>
          <table:table-cell table:style-name="ce60" table:formula="of:=QUANTLIB.CALCADDINS.QLDEFAULTTSDEFAULTPROBABILITY([.$M$9];[.J20];)" office:value-type="float" office:value="0.176051978116644" calcext:value-type="float">
            <text:p>0.176051978116644</text:p>
          </table:table-cell>
          <table:table-cell table:style-name="ce65" table:formula="of:=QUANTLIB.CALCADDINS.QLDEFAULTTSDEFAULTPROBABILITY([.$M$10];[.J20];)" office:value-type="float" office:value="0.136014752069104" calcext:value-type="float">
            <text:p>0.136014752069104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0];&quot;6M&quot;;&quot;Unadjusted&quot;)" office:value-type="date" office:date-value="2016-09-25" calcext:value-type="date">
            <text:p>25-Sep-16</text:p>
          </table:table-cell>
          <table:table-cell table:style-name="ce60" table:formula="of:=QUANTLIB.CALCADDINS.QLDEFAULTTSDEFAULTPROBABILITY([.$M$9];[.J21];)" office:value-type="float" office:value="0.21270468203462" calcext:value-type="float">
            <text:p>0.21270468203462</text:p>
          </table:table-cell>
          <table:table-cell table:style-name="ce65" table:formula="of:=QUANTLIB.CALCADDINS.QLDEFAULTTSDEFAULTPROBABILITY([.$M$10];[.J21];)" office:value-type="float" office:value="0.165506407509415" calcext:value-type="float">
            <text:p>0.165506407509415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1];&quot;6M&quot;;&quot;Unadjusted&quot;)" office:value-type="date" office:date-value="2017-03-25" calcext:value-type="date">
            <text:p>25-Mar-17</text:p>
          </table:table-cell>
          <table:table-cell table:style-name="ce60" table:formula="of:=QUANTLIB.CALCADDINS.QLDEFAULTTSDEFAULTPROBABILITY([.$M$9];[.J22];)" office:value-type="float" office:value="0.248793187359971" calcext:value-type="float">
            <text:p>0.248793187359971</text:p>
          </table:table-cell>
          <table:table-cell table:style-name="ce65" table:formula="of:=QUANTLIB.CALCADDINS.QLDEFAULTTSDEFAULTPROBABILITY([.$M$10];[.J22];)" office:value-type="float" office:value="0.194159831249566" calcext:value-type="float">
            <text:p>0.194159831249566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2];&quot;6M&quot;;&quot;Unadjusted&quot;)" office:value-type="date" office:date-value="2017-09-25" calcext:value-type="date">
            <text:p>25-Sep-17</text:p>
          </table:table-cell>
          <table:table-cell table:style-name="ce60" table:formula="of:=QUANTLIB.CALCADDINS.QLDEFAULTTSDEFAULTPROBABILITY([.$M$9];[.J23];)" office:value-type="float" office:value="0.285132925308836" calcext:value-type="float">
            <text:p>0.285132925308836</text:p>
          </table:table-cell>
          <table:table-cell table:style-name="ce65" table:formula="of:=QUANTLIB.CALCADDINS.QLDEFAULTTSDEFAULTPROBABILITY([.$M$10];[.J23];)" office:value-type="float" office:value="0.224328973141908" calcext:value-type="float">
            <text:p>0.224328973141908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3];&quot;6M&quot;;&quot;Unadjusted&quot;)" office:value-type="date" office:date-value="2018-03-25" calcext:value-type="date">
            <text:p>25-Mar-18</text:p>
          </table:table-cell>
          <table:table-cell table:style-name="ce60" table:formula="of:=QUANTLIB.CALCADDINS.QLDEFAULTTSDEFAULTPROBABILITY([.$M$9];[.J24];)" office:value-type="float" office:value="0.320295431169233" calcext:value-type="float">
            <text:p>0.320295431169233</text:p>
          </table:table-cell>
          <table:table-cell table:style-name="ce65" table:formula="of:=QUANTLIB.CALCADDINS.QLDEFAULTTSDEFAULTPROBABILITY([.$M$10];[.J24];)" office:value-type="float" office:value="0.254640927499859" calcext:value-type="float">
            <text:p>0.25464092749985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4];&quot;6M&quot;;&quot;Unadjusted&quot;)" office:value-type="date" office:date-value="2018-09-25" calcext:value-type="date">
            <text:p>25-Sep-18</text:p>
          </table:table-cell>
          <table:table-cell table:style-name="ce60" table:formula="of:=QUANTLIB.CALCADDINS.QLDEFAULTTSDEFAULTPROBABILITY([.$M$9];[.J25];)" office:value-type="float" office:value="0.351458462231387" calcext:value-type="float">
            <text:p>0.351458462231387</text:p>
          </table:table-cell>
          <table:table-cell table:style-name="ce65" table:formula="of:=QUANTLIB.CALCADDINS.QLDEFAULTTSDEFAULTPROBABILITY([.$M$10];[.J25];)" office:value-type="float" office:value="0.282141178203299" calcext:value-type="float">
            <text:p>0.28214117820329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5];&quot;6M&quot;;&quot;Unadjusted&quot;)" office:value-type="date" office:date-value="2019-03-25" calcext:value-type="date">
            <text:p>25-Mar-19</text:p>
          </table:table-cell>
          <table:table-cell table:style-name="ce60" table:formula="of:=QUANTLIB.CALCADDINS.QLDEFAULTTSDEFAULTPROBABILITY([.$M$9];[.J26];)" office:value-type="float" office:value="0.378342008730452" calcext:value-type="float">
            <text:p>0.378342008730452</text:p>
          </table:table-cell>
          <table:table-cell table:style-name="ce65" table:formula="of:=QUANTLIB.CALCADDINS.QLDEFAULTTSDEFAULTPROBABILITY([.$M$10];[.J26];)" office:value-type="float" office:value="0.306412253991787" calcext:value-type="float">
            <text:p>0.306412253991787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6];&quot;6M&quot;;&quot;Unadjusted&quot;)" office:value-type="date" office:date-value="2019-09-25" calcext:value-type="date">
            <text:p>25-Sep-19</text:p>
          </table:table-cell>
          <table:table-cell table:style-name="ce60" table:formula="of:=QUANTLIB.CALCADDINS.QLDEFAULTTSDEFAULTPROBABILITY([.$M$9];[.J27];)" office:value-type="float" office:value="0.404529159228947" calcext:value-type="float">
            <text:p>0.404529159228947</text:p>
          </table:table-cell>
          <table:table-cell table:style-name="ce65" table:formula="of:=QUANTLIB.CALCADDINS.QLDEFAULTTSDEFAULTPROBABILITY([.$M$10];[.J27];)" office:value-type="float" office:value="0.330244642352993" calcext:value-type="float">
            <text:p>0.330244642352993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7];&quot;6M&quot;;&quot;Unadjusted&quot;)" office:value-type="date" office:date-value="2020-03-25" calcext:value-type="date">
            <text:p>25-Mar-20</text:p>
          </table:table-cell>
          <table:table-cell table:style-name="ce60" table:formula="of:=QUANTLIB.CALCADDINS.QLDEFAULTTSDEFAULTPROBABILITY([.$M$9];[.J28];)" office:value-type="float" office:value="0.429346294330585" calcext:value-type="float">
            <text:p>0.429346294330585</text:p>
          </table:table-cell>
          <table:table-cell table:style-name="ce65" table:formula="of:=QUANTLIB.CALCADDINS.QLDEFAULTTSDEFAULTPROBABILITY([.$M$10];[.J28];)" office:value-type="float" office:value="0.353012279801619" calcext:value-type="float">
            <text:p>0.35301227980161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8];&quot;6M&quot;;&quot;Unadjusted&quot;)" office:value-type="date" office:date-value="2020-09-25" calcext:value-type="date">
            <text:p>25-Sep-20</text:p>
          </table:table-cell>
          <table:table-cell table:style-name="ce60" table:formula="of:=QUANTLIB.CALCADDINS.QLDEFAULTTSDEFAULTPROBABILITY([.$M$9];[.J29];)" office:value-type="float" office:value="0.453310683360877" calcext:value-type="float">
            <text:p>0.453310683360877</text:p>
          </table:table-cell>
          <table:table-cell table:style-name="ce65" table:formula="of:=QUANTLIB.CALCADDINS.QLDEFAULTTSDEFAULTPROBABILITY([.$M$10];[.J29];)" office:value-type="float" office:value="0.375306647035106" calcext:value-type="float">
            <text:p>0.375306647035106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9];&quot;6M&quot;;&quot;Unadjusted&quot;)" office:value-type="date" office:date-value="2021-03-25" calcext:value-type="date">
            <text:p>25-Mar-21</text:p>
          </table:table-cell>
          <table:table-cell table:style-name="ce60" table:formula="of:=QUANTLIB.CALCADDINS.QLDEFAULTTSDEFAULTPROBABILITY([.$M$9];[.J30];)" office:value-type="float" office:value="0.475836642961484" calcext:value-type="float">
            <text:p>0.475836642961484</text:p>
          </table:table-cell>
          <table:table-cell table:style-name="ce65" table:formula="of:=QUANTLIB.CALCADDINS.QLDEFAULTTSDEFAULTPROBABILITY([.$M$10];[.J30];)" office:value-type="float" office:value="0.396544094539928" calcext:value-type="float">
            <text:p>0.396544094539928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0];&quot;6M&quot;;&quot;Unadjusted&quot;)" office:value-type="date" office:date-value="2021-09-25" calcext:value-type="date">
            <text:p>25-Sep-21</text:p>
          </table:table-cell>
          <table:table-cell table:style-name="ce60" table:formula="of:=QUANTLIB.CALCADDINS.QLDEFAULTTSDEFAULTPROBABILITY([.$M$9];[.J31];)" office:value-type="float" office:value="0.497784809588265" calcext:value-type="float">
            <text:p>0.497784809588265</text:p>
          </table:table-cell>
          <table:table-cell table:style-name="ce65" table:formula="of:=QUANTLIB.CALCADDINS.QLDEFAULTTSDEFAULTPROBABILITY([.$M$10];[.J31];)" office:value-type="float" office:value="0.417393633722299" calcext:value-type="float">
            <text:p>0.41739363372229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1];&quot;6M&quot;;&quot;Unadjusted&quot;)" office:value-type="date" office:date-value="2022-03-25" calcext:value-type="date">
            <text:p>25-Mar-22</text:p>
          </table:table-cell>
          <table:table-cell table:style-name="ce60" table:formula="of:=QUANTLIB.CALCADDINS.QLDEFAULTTSDEFAULTPROBABILITY([.$M$9];[.J32];)" office:value-type="float" office:value="0.518478243218126" calcext:value-type="float">
            <text:p>0.518478243218126</text:p>
          </table:table-cell>
          <table:table-cell table:style-name="ce65" table:formula="of:=QUANTLIB.CALCADDINS.QLDEFAULTTSDEFAULTPROBABILITY([.$M$10];[.J32];)" office:value-type="float" office:value="0.437200266946542" calcext:value-type="float">
            <text:p>0.43720026694654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2];&quot;6M&quot;;&quot;Unadjusted&quot;)" office:value-type="date" office:date-value="2022-09-25" calcext:value-type="date">
            <text:p>25-Sep-22</text:p>
          </table:table-cell>
          <table:table-cell table:style-name="ce60" table:formula="of:=QUANTLIB.CALCADDINS.QLDEFAULTTSDEFAULTPROBABILITY([.$M$9];[.J33];)" office:value-type="float" office:value="0.538640888336968" calcext:value-type="float">
            <text:p>0.538640888336968</text:p>
          </table:table-cell>
          <table:table-cell table:style-name="ce65" table:formula="of:=QUANTLIB.CALCADDINS.QLDEFAULTTSDEFAULTPROBABILITY([.$M$10];[.J33];)" office:value-type="float" office:value="0.456645126098562" calcext:value-type="float">
            <text:p>0.45664512609856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7" table:formula="of:=QUANTLIB.CALCADDINS.QLCALENDARADVANCE([$'Money Market'.$C$4];[.J33];&quot;6M&quot;;&quot;Unadjusted&quot;)" office:value-type="date" office:date-value="2023-03-25" calcext:value-type="date">
            <text:p>25-Mar-23</text:p>
          </table:table-cell>
          <table:table-cell table:style-name="ce45" table:formula="of:=QUANTLIB.CALCADDINS.QLDEFAULTTSDEFAULTPROBABILITY([.$M$9];[.J34];)" office:value-type="float" office:value="0.557650875169313" calcext:value-type="float">
            <text:p>0.557650875169313</text:p>
          </table:table-cell>
          <table:table-cell table:style-name="ce66" table:formula="of:=QUANTLIB.CALCADDINS.QLDEFAULTTSDEFAULTPROBABILITY([.$M$10];[.J34];)" office:value-type="float" office:value="0.475117342196593" calcext:value-type="float">
            <text:p>0.475117342196593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3" office:value-type="string" calcext:value-type="string">
            <text:p>Upfront</text:p>
          </table:table-cell>
          <table:table-cell table:style-name="ce49" office:value-type="string" calcext:value-type="string">
            <text:p>TermDate</text:p>
          </table:table-cell>
          <table:table-cell table:style-name="ce49" office:value-type="string" calcext:value-type="string">
            <text:p>Schedule</text:p>
          </table:table-cell>
          <table:table-cell table:style-name="ce49" office:value-type="string" calcext:value-type="string">
            <text:p>CDS-5Y</text:p>
          </table:table-cell>
          <table:table-cell table:style-name="ce49" office:value-type="string" calcext:value-type="string">
            <text:p>Engine</text:p>
          </table:table-cell>
          <table:table-cell table:style-name="ce49"/>
          <table:table-cell table:style-name="ce49" office:value-type="string" calcext:value-type="string">
            <text:p>NPV</text:p>
          </table:table-cell>
          <table:table-cell table:style-name="ce49" office:value-type="string" calcext:value-type="string">
            <text:p>CL</text:p>
          </table:table-cell>
          <table:table-cell table:style-name="ce49" office:value-type="string" calcext:value-type="string">
            <text:p>DL</text:p>
          </table:table-cell>
          <table:table-cell table:style-name="ce49" office:value-type="string" calcext:value-type="string">
            <text:p>Fair Upfront</text:p>
          </table:table-cell>
          <table:table-cell table:style-name="ce58" office:value-type="string" calcext:value-type="string">
            <text:p>Fair Spread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REPRICE TEST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date" office:date-value="2018-06-20" calcext:value-type="date">
            <text:p>06/20/18</text:p>
          </table:table-cell>
          <table:table-cell table:style-name="ce51" table:formula="of:=QUANTLIB.CALCADDINS.QLSCHEDULE(&quot;CDSRPRSCH&quot;;['Money Market'.C2];[.D37];&quot;6M&quot;;['Money Market'.C4];&quot;Modified Following&quot;;&quot;Modified Following&quot;;&quot;OldCDS&quot;)" office:value-type="string" office:string-value="CDSRPRSCH" calcext:value-type="string">
            <text:p>CDSRPRSCH</text:p>
          </table:table-cell>
          <table:table-cell table:style-name="ce51" table:formula="of:=QUANTLIB.CALCADDINS.QLCREDITDEFAULTSWAP([.F36];&quot;Buyer&quot;;1000000;[.C37];[.I5]/10000;[.E37];&quot;Modified Following&quot;;[$'Money Market'.C6];1;1;Today; )" office:value-type="string" office:string-value="CDS-5Y" calcext:value-type="string">
            <text:p>CDS-5Y</text:p>
          </table:table-cell>
          <table:table-cell table:style-name="ce51" table:formula="of:=QUANTLIB.CALCADDINS.QLMIDPOINTCDSENGINE([.F36]&amp;&quot;MidEng&quot;;[.M9];[.M5];[$'Money Market'.C9])" office:value-type="string" office:string-value="CDS-5YMidEng" calcext:value-type="string">
            <text:p>CDS-5YMidEng</text:p>
          </table:table-cell>
          <table:table-cell table:style-name="ce51" table:formula="of:=QUANTLIB.CALCADDINS.QLINSTRUMENTSETPRICINGENGINE([.F37];[.G37])" office:value-type="string" office:string-value="OK" calcext:value-type="string">
            <text:p>OK</text:p>
          </table:table-cell>
          <table:table-cell table:style-name="ce52" table:formula="of:=QUANTLIB.CALCADDINS.QLINSTRUMENTNPV([.F37])" office:value-type="float" office:value="111.651814354118" calcext:value-type="float">
            <text:p>112</text:p>
          </table:table-cell>
          <table:table-cell table:style-name="ce52" table:formula="of:=-QUANTLIB.CALCADDINS.QLCDSCOUPONLEGNPV([.F37])" office:value-type="float" office:value="249738.548126866" calcext:value-type="float">
            <text:p>249,739</text:p>
          </table:table-cell>
          <table:table-cell table:style-name="ce52" table:formula="of:=QUANTLIB.CALCADDINS.QLCDSDEFAULTLEGNPV([.F37])" office:value-type="float" office:value="249850.19994122" calcext:value-type="float">
            <text:p>249,850</text:p>
          </table:table-cell>
          <table:table-cell table:style-name="ce51" table:formula="of:=QUANTLIB.CALCADDINS.QLCDSFAIRUPFRONT([.F37])" office:value-type="string" office:string-value="ERROR: qlCDSfairUpfront:  fair upfront not available" calcext:value-type="string">
            <text:p>ERROR: qlCDSfairUpfront: <text:s/>fair upfront not available</text:p>
          </table:table-cell>
          <table:table-cell table:style-name="ce71" table:formula="of:=10000*QUANTLIB.CALCADDINS.QLCDSFAIRSPREAD([.F37])" office:value-type="float" office:value="569.661139065488" calcext:value-type="float">
            <text:p>569.66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style-name="ce1" table:formula="of:=[.I37]/1000000" office:value-type="float" office:value="0.000111651814354118" calcext:value-type="float">
            <text:p>0.000111651814354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1" table:number-columns-repeated="6"/>
          <table:table-cell table:style-name="Default"/>
          <table:table-cell table:style-name="ce1" table:number-columns-repeated="7"/>
          <table:table-cell table:number-columns-repeated="1010"/>
        </table:table-row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7"/>
          <table:table-cell table:style-name="Default"/>
          <table:table-cell table:style-name="ce1" table:number-columns-repeated="6"/>
          <table:table-cell table:number-columns-repeated="1010"/>
        </table:table-row>
        <table:table-row table:style-name="ro1" table:number-rows-repeated="5">
          <table:table-cell table:style-name="ce1" table:number-columns-repeated="14"/>
          <table:table-cell table:number-columns-repeated="1010"/>
        </table:table-row>
        <table:table-row table:style-name="ro1" table:number-rows-repeated="35">
          <table:table-cell table:style-name="ce1" table:number-columns-repeated="14"/>
          <table:table-cell table:number-columns-repeated="59"/>
          <table:table-cell table:style-name="ce1" table:number-columns-repeated="95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enior_credit_ts" table:base-cell-address="$'Money Market'.$A$1" table:cell-range-address="$'Credit Market'.$M$10"/>
        <table:named-range table:name="senior_recovery" table:base-cell-address="$'Money Market'.$A$1" table:cell-range-address="$'Credit Market'.$M$6"/>
        <table:named-range table:name="sub_credit_ts" table:base-cell-address="$'Money Market'.$A$1" table:cell-range-address="$'Credit Market'.$M$9"/>
        <table:named-range table:name="sub_recovery" table:base-cell-address="$'Money Market'.$A$1" table:cell-range-address="$'Credit Market'.$M$5"/>
        <table:named-range table:name="Today" table:base-cell-address="$'Money Market'.$A$1" table:cell-range-address="$'Money Market'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lt;=1.79769313486232E+308" style:apply-style-name="N128P0"/>
    </number:text-style>
    <number:date-style style:name="N129">
      <number:month/>
      <number:text>/</number:text>
      <number:day/>
      <number:text>/</number:text>
      <number:year number:style="long"/>
    </number:date-style>
    <number:number-style style:name="N130">
      <number:number number:decimal-places="7" loext:min-decimal-places="7" number:min-integer-digits="1"/>
    </number:number-style>
    <number:currency-style style:name="N13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4P0" style:volatile="true">
      <number:text>£</number:text>
      <number:number number:decimal-places="0" loext:min-decimal-places="0" number:min-integer-digits="1" number:grouping="true"/>
    </number:number-style>
    <number:number-style style:name="N164">
      <number:text>-£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text>£</number:text>
      <number:number number:decimal-places="0" loext:min-decimal-places="0" number:min-integer-digits="1" number:grouping="true"/>
    </number:number-style>
    <number:number-style style:name="N16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7P0" style:volatile="true">
      <number:text>£</number:text>
      <number:number number:decimal-places="2" loext:min-decimal-places="2" number:min-integer-digits="1" number:grouping="true"/>
    </number:number-style>
    <number:number-style style:name="N167">
      <number:text>-£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£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number:text> £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4" loext:min-decimal-places="4" number:min-integer-digits="1"/>
      <number:text>%</number:text>
    </number:percentage-style>
    <number:number-style style:name="N182">
      <number:number number:decimal-places="3" loext:min-decimal-places="3" number:min-integer-digits="1"/>
    </number:number-style>
    <number:number-style style:name="N183">
      <number:number number:decimal-places="4" loext:min-decimal-places="4" number:min-integer-digits="1"/>
    </number:number-style>
    <number:number-style style:name="N184">
      <number:number number:decimal-places="1" loext:min-decimal-places="1" number:min-integer-digits="1"/>
    </number:number-style>
    <number:percentage-style style:name="N185">
      <number:number number:decimal-places="1" loext:min-decimal-places="1" number:min-integer-digits="1"/>
      <number:text>%</number:text>
    </number:percentage-style>
    <number:percentage-style style:name="N186">
      <number:number number:decimal-places="3" loext:min-decimal-places="3" number:min-integer-digits="1"/>
      <number:text>%</number:text>
    </number:percentage-style>
    <number:date-style style:name="N187">
      <number:day-of-week/>
      <number:text>, </number:text>
      <number:day/>
      <number:text>-</number:text>
      <number:month number:textual="true"/>
      <number:text>-</number:text>
      <number:year number:style="long"/>
    </number:date-style>
    <number:date-style style:name="N188">
      <number:day-of-week/>
      <number:text>, </number:text>
      <number:day/>
      <number:text>-</number:text>
      <number:month number:textual="true"/>
      <number:text>-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89">
      <number:number number:decimal-places="5" loext:min-decimal-places="5" number:min-integer-digits="1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8" loext:min-decimal-places="8" number:min-integer-digits="1"/>
    </number:number-style>
    <number:number-style style:name="N192">
      <number:number number:decimal-places="9" loext:min-decimal-places="9" number:min-integer-digits="1"/>
    </number:number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4P0"/>
    </number:currency-style>
    <number:number-style style:name="N195">
      <number:number number:decimal-places="11" loext:min-decimal-places="11" number:min-integer-digits="1"/>
    </number:number-style>
    <number:number-style style:name="N196">
      <number:number number:decimal-places="12" loext:min-decimal-places="12" number:min-integer-digits="1"/>
    </number:number-style>
    <number:number-style style:name="N197">
      <number:number number:decimal-places="13" loext:min-decimal-places="13" number:min-integer-digits="1"/>
    </number:number-style>
    <number:number-style style:name="N198">
      <number:number number:decimal-places="14" loext:min-decimal-places="14" number:min-integer-digits="1"/>
    </number:number-style>
    <number:number-style style:name="N199">
      <number:number number:decimal-places="15" loext:min-decimal-places="15" number:min-integer-digits="1"/>
    </number:number-style>
    <number:number-style style:name="N200">
      <number:number number:decimal-places="16" loext:min-decimal-places="16" number:min-integer-digits="1"/>
    </number:number-style>
    <number:number-style style:name="N201">
      <number:number number:decimal-places="17" loext:min-decimal-places="17" number:min-integer-digits="1"/>
    </number:number-style>
    <number:number-style style:name="N202">
      <number:number number:decimal-places="18" loext:min-decimal-places="18" number:min-integer-digits="1"/>
    </number:number-style>
    <number:number-style style:name="N203">
      <number:number number:decimal-places="19" loext:min-decimal-places="19" number:min-integer-digits="1"/>
    </number:number-style>
    <number:number-style style:name="N204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CreditMarket" style:display-name="Normal_CreditMark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MoneyMarket" style:display-name="Normal_MoneyMark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0:47:48.47952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ey_20_Market" style:display-name="PageStyle_Money Mar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Market" style:display-name="PageStyle_Credit Mar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_20_Pricing" style:display-name="PageStyle_Bond Pric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0:33:28</meta:creation-date>
    <dc:creator>Jose Aparicio-Navarro</dc:creator>
    <dc:date>2017-02-16T10:48:43.758877235</dc:date>
    <meta:editing-cycles>73</meta:editing-cycles>
    <meta:editing-duration>PT4H21M8S</meta:editing-duration>
    <meta:generator>LibreOffice/5.2.5.1$Linux_X86_64 LibreOffice_project/0312e1a284a7d50ca85a365c316c7abbf20a4d22</meta:generator>
    <meta:document-statistic meta:table-count="2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7">
      <number:day/>
      <number:text>-</number:text>
      <number:month number:textual="true"/>
      <number:text>-</number:text>
      <number:year/>
    </number:date-style>
    <style:style style:name="ch1" style:family="chart">
      <style:graphic-properties draw:stroke="solid" svg:stroke-color="#212121" draw:fill-color="#f7f7f7"/>
    </style:style>
    <style:style style:name="ch2" style:family="chart">
      <style:chart-properties style:rotation-angle="0"/>
      <style:text-properties fo:color="#212121" fo:font-family="Arial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graphic-properties svg:stroke-color="#212121" draw:fill="solid" draw:fill-color="#f7f7f7"/>
      <style:text-properties fo:color="#212121" fo:font-family="Arial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9pt" style:font-size-asian="9pt" style:font-family-complex="Arial" style:font-size-complex="9pt"/>
    </style:style>
    <style:style style:name="ch7" style:family="chart">
      <style:graphic-properties svg:stroke-color="#212121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9.166cm" svg:height="10.772cm" xlink:href=".." xlink:type="simple" chart:class="chart:scatter" chart:style-name="ch1">
        <chart:title svg:x="7.761cm" svg:y="0.384cm" chart:style-name="ch2">
          <text:p>Default Probabilities</text:p>
        </chart:title>
        <chart:legend svg:x="14.091cm" svg:y="8.123cm" style:legend-expansion="custom" chartooo:width="3.386cm" chartooo:height="1.034cm" style:legend-expansion-aspect-ratio="3.27466150870406" chart:style-name="ch3"/>
        <chart:plot-area chart:style-name="ch4" table:cell-range-address="'Credit Market'.J14:'Credit Market'.L34 'Credit Market'.K13:'Credit Market'.L13" chart:data-source-has-labels="row" svg:x="0.665cm" svg:y="0.632cm" svg:width="18.16cm" svg:height="9.868cm">
          <chartooo:coordinate-region svg:x="1.366cm" svg:y="0.819cm" svg:width="16.769cm" svg:height="9.0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redit Market'.K14:'Credit Market'.K34" chart:label-cell-address="'Credit Market'.K13:'Credit Market'.K13" chart:class="chart:scatter">
            <chart:domain table:cell-range-address="'Credit Market'.J14:'Credit Market'.J34"/>
            <chart:data-point chart:repeated="21"/>
          </chart:series>
          <chart:series chart:style-name="ch9" chart:values-cell-range-address="'Credit Market'.L14:'Credit Market'.L34" chart:label-cell-address="'Credit Market'.L13:'Credit Market'.L1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UBORDINATED</text:p>
                <draw:g>
                  <svg:desc>'Credit Market'.K13:'Credit Market'.K13</svg:desc>
                </draw:g>
              </table:table-cell>
              <table:table-cell office:value-type="string">
                <text:p>SENIOR</text:p>
                <draw:g>
                  <svg:desc>'Credit Market'.L13:'Credit Market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58">
                <text:p>41358</text:p>
                <draw:g>
                  <svg:desc>'Credit Market'.J14:'Credit Market'.J34</svg:desc>
                </draw:g>
              </table:table-cell>
              <table:table-cell office:value-type="float" office:value="0">
                <text:p>0</text:p>
                <draw:g>
                  <svg:desc>'Credit Market'.K14:'Credit Market'.K34</svg:desc>
                </draw:g>
              </table:table-cell>
              <table:table-cell office:value-type="float" office:value="0">
                <text:p>0</text:p>
                <draw:g>
                  <svg:desc>'Credit Market'.L14:'Credit Market'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42">
                <text:p>41542</text:p>
              </table:table-cell>
              <table:table-cell office:value-type="float" office:value="0.0216265993115661">
                <text:p>0.0216265993115661</text:p>
              </table:table-cell>
              <table:table-cell office:value-type="float" office:value="0.0150428080283587">
                <text:p>0.0150428080283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23">
                <text:p>41723</text:p>
              </table:table-cell>
              <table:table-cell office:value-type="float" office:value="0.0449118049764937">
                <text:p>0.0449118049764937</text:p>
              </table:table-cell>
              <table:table-cell office:value-type="float" office:value="0.0322753292955615">
                <text:p>0.0322753292955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07">
                <text:p>41907</text:p>
              </table:table-cell>
              <table:table-cell office:value-type="float" office:value="0.0750167032286216">
                <text:p>0.0750167032286216</text:p>
              </table:table-cell>
              <table:table-cell office:value-type="float" office:value="0.0556450547586117">
                <text:p>0.0556450547586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8">
                <text:p>42088</text:p>
              </table:table-cell>
              <table:table-cell office:value-type="float" office:value="0.10601708787116">
                <text:p>0.10601708787116</text:p>
              </table:table-cell>
              <table:table-cell office:value-type="float" office:value="0.0793882634241312">
                <text:p>0.0793882634241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272">
                <text:p>42272</text:p>
              </table:table-cell>
              <table:table-cell office:value-type="float" office:value="0.140204192088214">
                <text:p>0.140204192088214</text:p>
              </table:table-cell>
              <table:table-cell office:value-type="float" office:value="0.106595312776264">
                <text:p>0.106595312776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54">
                <text:p>42454</text:p>
              </table:table-cell>
              <table:table-cell office:value-type="float" office:value="0.176051978116644">
                <text:p>0.176051978116644</text:p>
              </table:table-cell>
              <table:table-cell office:value-type="float" office:value="0.136014752069104">
                <text:p>0.136014752069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38">
                <text:p>42638</text:p>
              </table:table-cell>
              <table:table-cell office:value-type="float" office:value="0.21270468203462">
                <text:p>0.21270468203462</text:p>
              </table:table-cell>
              <table:table-cell office:value-type="float" office:value="0.165506407509415">
                <text:p>0.16550640750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19">
                <text:p>42819</text:p>
              </table:table-cell>
              <table:table-cell office:value-type="float" office:value="0.248793187359971">
                <text:p>0.248793187359971</text:p>
              </table:table-cell>
              <table:table-cell office:value-type="float" office:value="0.194159831249566">
                <text:p>0.19415983124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003">
                <text:p>43003</text:p>
              </table:table-cell>
              <table:table-cell office:value-type="float" office:value="0.285132925308836">
                <text:p>0.285132925308836</text:p>
              </table:table-cell>
              <table:table-cell office:value-type="float" office:value="0.224328973141908">
                <text:p>0.224328973141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84">
                <text:p>43184</text:p>
              </table:table-cell>
              <table:table-cell office:value-type="float" office:value="0.320295431169233">
                <text:p>0.320295431169233</text:p>
              </table:table-cell>
              <table:table-cell office:value-type="float" office:value="0.254640927499859">
                <text:p>0.254640927499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68">
                <text:p>43368</text:p>
              </table:table-cell>
              <table:table-cell office:value-type="float" office:value="0.351458462231387">
                <text:p>0.351458462231387</text:p>
              </table:table-cell>
              <table:table-cell office:value-type="float" office:value="0.282141178203299">
                <text:p>0.282141178203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49">
                <text:p>43549</text:p>
              </table:table-cell>
              <table:table-cell office:value-type="float" office:value="0.378342008730452">
                <text:p>0.378342008730452</text:p>
              </table:table-cell>
              <table:table-cell office:value-type="float" office:value="0.306412253991787">
                <text:p>0.306412253991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733">
                <text:p>43733</text:p>
              </table:table-cell>
              <table:table-cell office:value-type="float" office:value="0.404529159228947">
                <text:p>0.404529159228947</text:p>
              </table:table-cell>
              <table:table-cell office:value-type="float" office:value="0.330244642352993">
                <text:p>0.330244642352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5">
                <text:p>43915</text:p>
              </table:table-cell>
              <table:table-cell office:value-type="float" office:value="0.429346294330585">
                <text:p>0.429346294330585</text:p>
              </table:table-cell>
              <table:table-cell office:value-type="float" office:value="0.353012279801619">
                <text:p>0.353012279801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99">
                <text:p>44099</text:p>
              </table:table-cell>
              <table:table-cell office:value-type="float" office:value="0.453310683360877">
                <text:p>0.453310683360877</text:p>
              </table:table-cell>
              <table:table-cell office:value-type="float" office:value="0.375306647035106">
                <text:p>0.37530664703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80">
                <text:p>44280</text:p>
              </table:table-cell>
              <table:table-cell office:value-type="float" office:value="0.475836642961484">
                <text:p>0.475836642961484</text:p>
              </table:table-cell>
              <table:table-cell office:value-type="float" office:value="0.396544094539928">
                <text:p>0.396544094539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64">
                <text:p>44464</text:p>
              </table:table-cell>
              <table:table-cell office:value-type="float" office:value="0.497784809588265">
                <text:p>0.497784809588265</text:p>
              </table:table-cell>
              <table:table-cell office:value-type="float" office:value="0.417393633722299">
                <text:p>0.417393633722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45">
                <text:p>44645</text:p>
              </table:table-cell>
              <table:table-cell office:value-type="float" office:value="0.518478243218126">
                <text:p>0.518478243218126</text:p>
              </table:table-cell>
              <table:table-cell office:value-type="float" office:value="0.437200266946542">
                <text:p>0.437200266946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29">
                <text:p>44829</text:p>
              </table:table-cell>
              <table:table-cell office:value-type="float" office:value="0.538640888336968">
                <text:p>0.538640888336968</text:p>
              </table:table-cell>
              <table:table-cell office:value-type="float" office:value="0.456645126098562">
                <text:p>0.456645126098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10">
                <text:p>45010</text:p>
              </table:table-cell>
              <table:table-cell office:value-type="float" office:value="0.557650875169313">
                <text:p>0.557650875169313</text:p>
              </table:table-cell>
              <table:table-cell office:value-type="float" office:value="0.475117342196593">
                <text:p>0.475117342196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